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7.0646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1.6866in"/>
    </style:style>
    <style:style style:name="co8" style:family="table-column">
      <style:table-column-properties fo:break-before="auto" style:column-width="0.61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text-underline-style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0008in solid #000000" fo:border-right="0.0008in solid #000000" fo:border-top="none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14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C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8" table:number-rows-spanned="1">
            <text:p>SUBWAY STATION LINES (LARGE ROOM REVERB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 to HAYNES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0</text:p>
          </table:table-cell>
          <table:table-cell office:value-type="string">
            <text:p>“There's no dirt on his shoes. That's how we knew he was dragged to this loc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5</text:p>
          </table:table-cell>
          <table:table-cell office:value-type="string">
            <text:p>“Maybe the killer really liked to shine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1</text:p>
          </table:table-cell>
          <table:table-cell office:value-type="string">
            <text:p>“May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6</text:p>
          </table:table-cell>
          <table:table-cell office:value-type="string">
            <text:p>“Hey, I just noticed that these shoes seem really heav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2</text:p>
          </table:table-cell>
          <table:table-cell office:value-type="string">
            <text:p>“Hm. Maybe there's something hidden inside the heel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MAVISH Shows Shoes to HAYNES x2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3</text:p>
          </table:table-cell>
          <table:table-cell office:value-type="string">
            <text:p>“I think they're just the same shoes you showed me thirty seconds ag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, but Broken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4</text:p>
          </table:table-cell>
          <table:table-cell office:value-type="string">
            <text:p>“They're the same shoes you showed me before, but you broke the hee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7</text:p>
          </table:table-cell>
          <table:table-cell office:value-type="string">
            <text:p>CHOICE: A: “I'm sor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CHOICE: B: 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rick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adge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Nice bad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Gun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7</text:p>
          </table:table-cell>
          <table:table-cell office:value-type="string">
            <text:p>“Cool revol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HAYNES</text:p>
          </table:table-cell>
          <table:table-cell office:value-type="string">
            <text:p>MAVI71</text:p>
          </table:table-cell>
          <table:table-cell office:value-type="string">
            <text:p>“If I kill Lieutenant Haynes, I may never solve the c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Shoes on Chris J.</text:p>
          </table:table-cell>
          <table:table-cell office:value-type="string">
            <text:p>MAVI72</text:p>
          </table:table-cell>
          <table:table-cell office:value-type="string">
            <text:p>“I don't want to put his shoes back on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8</text:p>
          </table:table-cell>
          <table:table-cell office:value-type="string">
            <text:p>“This was in his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9</text:p>
          </table:table-cell>
          <table:table-cell office:value-type="string">
            <text:p>“Yes. He must've been hiding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9</text:p>
          </table:table-cell>
          <table:table-cell office:value-type="string">
            <text:p>“It appears so.” [FLAG 2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Looks at CHRIS J.</text:p>
          </table:table-cell>
          <table:table-cell office:value-type="string">
            <text:p>MAVI46</text:p>
          </table:table-cell>
          <table:table-cell office:value-type="string">
            <text:p>“Hm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4</text:p>
          </table:table-cell>
          <table:table-cell office:value-type="string">
            <text:p>“Looks like the suspect was strangled and had his neck punctu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Maybe he was injected with some kind of syrin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Reminds me of someone I once knew..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RIS J'S Shoes.</text:p>
          </table:table-cell>
          <table:table-cell office:value-type="string">
            <text:p>MAVI259</text:p>
          </table:table-cell>
          <table:table-cell office:value-type="string">
            <text:p>“His shoes. There's no dirt on them, and they look a little bulk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Pick up SHOES</text:p>
          </table:table-cell>
          <table:table-cell office:value-type="string">
            <text:p>MAVI260</text:p>
          </table:table-cell>
          <table:table-cell office:value-type="string">
            <text:p>“I need to take a closer look at the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CHRIS J.</text:p>
          </table:table-cell>
          <table:table-cell office:value-type="string">
            <text:p>MAVI77</text:p>
          </table:table-cell>
          <table:table-cell office:value-type="string">
            <text:p>“I don't think Chris Johnson wants his money back righ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brick on CHRIS J.</text:p>
          </table:table-cell>
          <table:table-cell table:style-name="ce9" office:value-type="string">
            <text:p>MAVI78</text:p>
          </table:table-cell>
          <table:table-cell office:value-type="string">
            <text:p>“If I club in Chris Johnson's skull with this brick, it'll just make forensics' job harder than it needs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Margaret got really mad at me last time I did th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OTH FLAGS ARE MET</text:p>
          </table:table-cell>
          <table:table-cell office:value-type="string">
            <text:p>HAYN30</text:p>
          </table:table-cell>
          <table:table-cell office:value-type="string">
            <text:p>“Detective Mavish, are we done here? Forensics wants to get in as soon as poss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Yeah, I think I've just about finished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I'll meet you tomorrow at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3</text:p>
          </table:table-cell>
          <table:table-cell office:value-type="string">
            <text:p>“Al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FFICE ROOM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OPENING DIALOG OFFICE</text:p>
          </table:table-cell>
          <table:table-cell office:value-type="string">
            <text:p>MAVI74</text:p>
          </table:table-cell>
          <table:table-cell office:value-type="string">
            <text:p>“Forensics is finished alread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Yes. Here are the case files on our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Let me take a look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Why are Miller's case files mixed in here? Is this insinuating some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Looks like you found the intersecting par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Both of the bodies had toxins in their bloodstreams that were completely identic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7</text:p>
          </table:table-cell>
          <table:table-cell office:value-type="string">
            <text:p>“What are you say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I'm saying that whoever killed Chris Johnson was the same man who killed your partn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8</text:p>
          </table:table-cell>
          <table:table-cell office:value-type="string">
            <text:p>“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I'll leave you to it. If you find anything of interest, come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Finally, the lead I've been waiting for all this ti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0</text:p>
          </table:table-cell>
          <table:table-cell office:value-type="string">
            <text:p>“Don't worry, Miller. I'll find your killer and bring him to justi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2</text:p>
          </table:table-cell>
          <table:table-cell office:value-type="string">
            <text:p>“Maybe I should start by looking around in my partner's old offi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AIR VENT</text:p>
          </table:table-cell>
          <table:table-cell office:value-type="string">
            <text:p>MAVI81</text:p>
          </table:table-cell>
          <table:table-cell office:value-type="string">
            <text:p>“The air conditioning seems to be working fin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</text:p>
          </table:table-cell>
          <table:table-cell table:style-name="ce9" office:value-type="string">
            <text:p>*nothing, just a game over*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 AFTER UNLOCK</text:p>
          </table:table-cell>
          <table:table-cell office:value-type="string">
            <text:p>MAVI82</text:p>
          </table:table-cell>
          <table:table-cell office:value-type="string">
            <text:p>“I'd rather keep this key on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OLICE STATION HALLWAY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MILLER'S WIFE</text:p>
          </table:table-cell>
          <table:table-cell office:value-type="string">
            <text:p>MAVI83</text:p>
          </table:table-cell>
          <table:table-cell office:value-type="string">
            <text:p>“Miller's wife. Just the one person I didn't want to see to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ER</text:p>
          </table:table-cell>
          <table:table-cell office:value-type="string">
            <text:p>MAVI84</text:p>
          </table:table-cell>
          <table:table-cell office:value-type="string">
            <text:p>“Sylvia, long time no se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1</text:p>
          </table:table-cell>
          <table:table-cell office:value-type="string">
            <text:p>“Mavish. What a coincidence that I'd run into you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85</text:p>
          </table:table-cell>
          <table:table-cell office:value-type="string">
            <text:p>“I work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90</text:p>
          </table:table-cell>
          <table:table-cell office:value-type="string">
            <text:p>“I think I'm gonna get back on this cas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OR SHE SEES YOU FIRST)</text:p>
          </table:table-cell>
          <table:table-cell office:value-type="string">
            <text:p>SYLV2</text:p>
          </table:table-cell>
          <table:table-cell office:value-type="string">
            <text:p>“Mavish, it's almost like you're pretending you don't want to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6</text:p>
          </table:table-cell>
          <table:table-cell table:style-name="ce2" office:value-type="string">
            <text:p>CHOICE A: “Don't say that. I haven't forgotten our time togeth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3</text:p>
          </table:table-cell>
          <table:table-cell office:value-type="string">
            <text:p>“Neither have I, detective. I just feel . . . guilty, you know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7</text:p>
          </table:table-cell>
          <table:table-cell office:value-type="string">
            <text:p>“You couldn't possibly feel worse than m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4</text:p>
          </table:table-cell>
          <table:table-cell office:value-type="string">
            <text:p>“Sometimes I wish things could go back to the way they w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8</text:p>
          </table:table-cell>
          <table:table-cell office:value-type="string">
            <text:p>“I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9</text:p>
          </table:table-cell>
          <table:table-cell table:style-name="ce2" office:value-type="string">
            <text:p>CHOICE B: “I don'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IF CHOICE A</text:p>
          </table:table-cell>
          <table:table-cell office:value-type="string">
            <text:p>MAVI90</text:p>
          </table:table-cell>
          <table:table-cell office:value-type="string">
            <text:p>CHOICE A: “What are you doing here, Sylvia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5</text:p>
          </table:table-cell>
          <table:table-cell office:value-type="string">
            <text:p>“I'm waiting to see Lieutenant Haynes. My house was robbed yester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1</text:p>
          </table:table-cell>
          <table:table-cell office:value-type="string">
            <text:p>“Su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6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2</text:p>
          </table:table-cell>
          <table:table-cell office:value-type="string">
            <text:p>CHOICE B: “I might be making some progress on Miller'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7</text:p>
          </table:table-cell>
          <table:table-cell office:value-type="string">
            <text:p>“You think you've found the gu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3</text:p>
          </table:table-cell>
          <table:table-cell office:value-type="string">
            <text:p>“We just a got a big lead. I'm positive there's a connec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8</text:p>
          </table:table-cell>
          <table:table-cell office:value-type="string">
            <text:p>“Well, what is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4</text:p>
          </table:table-cell>
          <table:table-cell office:value-type="string">
            <text:p>“It's classifi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9</text:p>
          </table:table-cell>
          <table:table-cell office:value-type="string">
            <text:p>“Mavish, it's okay. You can tell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5</text:p>
          </table:table-cell>
          <table:table-cell office:value-type="string">
            <text:p>“Yeah, I can. But I won'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What if I take you out to dinner? Then would you tell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Sorry. I don't eat where I 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6</text:p>
          </table:table-cell>
          <table:table-cell office:value-type="string">
            <text:p>CHOICE C: “Sylvia, I'm gonna say it plain and straight: I've missed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0</text:p>
          </table:table-cell>
          <table:table-cell office:value-type="string">
            <text:p>“I know, I've missed you to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7</text:p>
          </table:table-cell>
          <table:table-cell office:value-type="string">
            <text:p>“I wanted these feelings to end after what happened, bu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8</text:p>
          </table:table-cell>
          <table:table-cell office:value-type="string">
            <text:p>“things just haven't chang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1</text:p>
          </table:table-cell>
          <table:table-cell office:value-type="string">
            <text:p>“Maybe they should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2</text:p>
          </table:table-cell>
          <table:table-cell office:value-type="string">
            <text:p>“Maybe we need to chan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9</text:p>
          </table:table-cell>
          <table:table-cell office:value-type="string">
            <text:p>CHOICE D: “Goodby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3</text:p>
          </table:table-cell>
          <table:table-cell office:value-type="string">
            <text:p>“Goodbye, detectiv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nd IF CHOICE B activated)</text:p>
          </table:table-cell>
          <table:table-cell office:value-type="string">
            <text:p>SYLV14</text:p>
          </table:table-cell>
          <table:table-cell office:value-type="string">
            <text:p>“Whoever that man i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5</text:p>
          </table:table-cell>
          <table:table-cell office:value-type="string">
            <text:p>“Bring him to justice for killing my husb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0</text:p>
          </table:table-cell>
          <table:table-cell office:value-type="string">
            <text:p>“I will, Sylvia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LTERNATE)</text:p>
          </table:table-cell>
          <table:table-cell office:value-type="string">
            <text:p>SYLV16</text:p>
          </table:table-cell>
          <table:table-cell office:value-type="string">
            <text:p>“Bye.”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SANDWICH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1</text:p>
          </table:table-cell>
          <table:table-cell office:value-type="string">
            <text:p>“You want this sandwic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4</text:p>
          </table:table-cell>
          <table:table-cell office:value-type="string">
            <text:p>“Yeah, sure. I'm pretty hungr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BRICK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2</text:p>
          </table:table-cell>
          <table:table-cell office:value-type="string">
            <text:p>“You want this brick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5</text:p>
          </table:table-cell>
          <table:table-cell office:value-type="string">
            <text:p>“I've already got one in my pur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3</text:p>
          </table:table-cell>
          <table:table-cell office:value-type="string">
            <text:p>“You want another one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6</text:p>
          </table:table-cell>
          <table:table-cell office:value-type="string">
            <text:p>“No thank you, detectiv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SHOW BADGE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4</text:p>
          </table:table-cell>
          <table:table-cell office:value-type="string">
            <text:p>“I'm a cop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GUN ON SYLVIA</text:p>
          </table:table-cell>
          <table:table-cell office:value-type="string">
            <text:p>MAVI165</text:p>
          </table:table-cell>
          <table:table-cell office:value-type="string">
            <text:p>“As much as I want to, I don't think the chief would appreciate me shooting unarmed women in the station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HOES ON SYLVIA</text:p>
          </table:table-cell>
          <table:table-cell office:value-type="string">
            <text:p>MAVI166</text:p>
          </table:table-cell>
          <table:table-cell office:value-type="string">
            <text:p>“She's already got a pair of sho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MILLER'S DOOR</text:p>
          </table:table-cell>
          <table:table-cell office:value-type="string">
            <text:p>MAVI29</text:p>
          </table:table-cell>
          <table:table-cell office:value-type="string">
            <text:p>"It's Miller's old office. We use it for storage now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01 </text:p>
          </table:table-cell>
          <table:table-cell office:value-type="string">
            <text:p>“It's probably locked. I'm sure Haynes has the ke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MILLER'S DOOR (LOCKED)</text:p>
          </table:table-cell>
          <table:table-cell office:value-type="string">
            <text:p>MAVI102</text:p>
          </table:table-cell>
          <table:table-cell office:value-type="string">
            <text:p>“It's locked. I'm sure Haynes has the ke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ILLER'S DOOR (UNLOCKED)</text:p>
          </table:table-cell>
          <table:table-cell office:value-type="string">
            <text:p>MAVI103</text:p>
          </table:table-cell>
          <table:table-cell office:value-type="string">
            <text:p>“Strange. The door to Miller's old office is op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LT. HAYNES OFFICE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table:style-name="Default" office:value-type="string">
            <text:p>HAYN35</text:p>
          </table:table-cell>
          <table:table-cell office:value-type="string">
            <text:p>“Detective Liar. You still busy with that big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LIAR1</text:p>
          </table:table-cell>
          <table:table-cell office:value-type="string">
            <text:p>“Oh 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4</text:p>
          </table:table-cell>
          <table:table-cell office:value-type="string">
            <text:p>“It's Haynes. He's worked here since before I became a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105</text:p>
          </table:table-cell>
          <table:table-cell office:value-type="string">
            <text:p>“Lieutena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What is it, Mavis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6</text:p>
          </table:table-cell>
          <table:table-cell office:value-type="string">
            <text:p>CHOICE A: “I want to look around Miller's office. Could you give me the ke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That's the storage closet, Mavish. Your partner's office was cleaned out almost a year ag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7</text:p>
          </table:table-cell>
          <table:table-cell office:value-type="string">
            <text:p>“Yeah. Still wouldn't hurt to loo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I don't have clearance to let you in t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8</text:p>
          </table:table-cell>
          <table:table-cell office:value-type="string">
            <text:p>“Okay. I'll look somewhere el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Sorry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09</text:p>
          </table:table-cell>
          <table:table-cell office:value-type="string">
            <text:p>CHOICE B: “Any new information on the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Yes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 We have surveillance footage of Chris Johnson entering the pawn shop on two separate occas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Both of these occasions took place during the week before he was murde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6</text:p>
          </table:table-cell>
          <table:table-cell office:value-type="string">
            <text:p>“That pawn shop was very suspicious. I'm positive they're connected to the k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7</text:p>
          </table:table-cell>
          <table:table-cell office:value-type="string">
            <text:p>“Nothing new at this tim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0</text:p>
          </table:table-cell>
          <table:table-cell office:value-type="string">
            <text:p>CHOICE C: “I need access to the gun lock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8</text:p>
          </table:table-cell>
          <table:table-cell office:value-type="string">
            <text:p>“I'm under strict orders not to let you insid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1</text:p>
          </table:table-cell>
          <table:table-cell office:value-type="string">
            <text:p>CHOICE D: “Why'd you do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9</text:p>
          </table:table-cell>
          <table:table-cell office:value-type="string">
            <text:p>“Do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2</text:p>
          </table:table-cell>
          <table:table-cell office:value-type="string">
            <text:p>“Why did you kill my partn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0</text:p>
          </table:table-cell>
          <table:table-cell office:value-type="string">
            <text:p>“I didn't kill Detective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3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4</text:p>
          </table:table-cell>
          <table:table-cell office:value-type="string">
            <text:p>“It appears I've made a mistak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5</text:p>
          </table:table-cell>
          <table:table-cell office:value-type="string">
            <text:p>CHOICE E: “I'm going to work some more on thi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1</text:p>
          </table:table-cell>
          <table:table-cell office:value-type="string">
            <text:p>“You know where I am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how Haynes Miller Money</text:p>
          </table:table-cell>
          <table:table-cell office:value-type="string">
            <text:p>MAVI116</text:p>
          </table:table-cell>
          <table:table-cell office:value-type="string">
            <text:p>“Chris Johnson made 2 payments to the old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7</text:p>
          </table:table-cell>
          <table:table-cell office:value-type="string">
            <text:p>“One of them was $20,507, which we found in Chris Johnson's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8</text:p>
          </table:table-cell>
          <table:table-cell office:value-type="string">
            <text:p>“The other was $20,117, which I found in Miller's old sa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So let me get this straigh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3</text:p>
          </table:table-cell>
          <table:table-cell office:value-type="string">
            <text:p>“Are you proposing that both Miller and Chris Johnson were participating in some kind of money laundering sche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9</text:p>
          </table:table-cell>
          <table:table-cell office:value-type="string">
            <text:p>CHOICE A: “I'm posi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0</text:p>
          </table:table-cell>
          <table:table-cell office:value-type="string">
            <text:p>CHOICE B: “Probab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1</text:p>
          </table:table-cell>
          <table:table-cell office:value-type="string">
            <text:p>CHOICE C: “What's money launder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4</text:p>
          </table:table-cell>
          <table:table-cell office:value-type="string">
            <text:p>“It's where you conceal money from illegal transactions.” (response to choice C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5</text:p>
          </table:table-cell>
          <table:table-cell office:value-type="string">
            <text:p>“Then I'll get the car gassed up. We'll ask the store owner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2</text:p>
          </table:table-cell>
          <table:table-cell office:value-type="string">
            <text:p>“Let's bring him in and interrogate him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OFFICE CLOSET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MAVI123</text:p>
          </table:table-cell>
          <table:table-cell office:value-type="string">
            <text:p>“Sylvia! What are you doing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7</text:p>
          </table:table-cell>
          <table:table-cell office:value-type="string">
            <text:p>“Mavish! I'm just looking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8</text:p>
          </table:table-cell>
          <table:table-cell office:value-type="string">
            <text:p>“Reminisc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4</text:p>
          </table:table-cell>
          <table:table-cell office:value-type="string">
            <text:p>“How did you get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9</text:p>
          </table:table-cell>
          <table:table-cell office:value-type="string">
            <text:p>“The chief let me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5</text:p>
          </table:table-cell>
          <table:table-cell office:value-type="string">
            <text:p>“You should probably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0</text:p>
          </table:table-cell>
          <table:table-cell office:value-type="string">
            <text:p>“I'm looking for something 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6</text:p>
          </table:table-cell>
          <table:table-cell office:value-type="string">
            <text:p>“Not anymore, you aren't.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1</text:p>
          </table:table-cell>
          <table:table-cell office:value-type="string">
            <text:p>“Okay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2</text:p>
          </table:table-cell>
          <table:table-cell office:value-type="string">
            <text:p>“If you care about me, you'll promise me not to touch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7</text:p>
          </table:table-cell>
          <table:table-cell office:value-type="string">
            <text:p>“I care about you, Sylvia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ylvia leaves</text:p>
          </table:table-cell>
          <table:table-cell office:value-type="string">
            <text:p>MAVI128</text:p>
          </table:table-cell>
          <table:table-cell office:value-type="string">
            <text:p>“Time to touch ever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Boxes</text:p>
          </table:table-cell>
          <table:table-cell office:value-type="string">
            <text:p>MAVI129</text:p>
          </table:table-cell>
          <table:table-cell office:value-type="string">
            <text:p>“Boxes of office supplies. Nothing of real value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xes</text:p>
          </table:table-cell>
          <table:table-cell office:value-type="string">
            <text:p>MAVI130</text:p>
          </table:table-cell>
          <table:table-cell office:value-type="string">
            <text:p>“I already have too many staplers as it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self on wall</text:p>
          </table:table-cell>
          <table:table-cell office:value-type="string">
            <text:p>MAVI131</text:p>
          </table:table-cell>
          <table:table-cell office:value-type="string">
            <text:p>(weeping) “He really did car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cowboy on wall</text:p>
          </table:table-cell>
          <table:table-cell office:value-type="string">
            <text:p>MAVI132</text:p>
          </table:table-cell>
          <table:table-cell office:value-type="string">
            <text:p>“I feel like I know this ma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Wallpaper</text:p>
          </table:table-cell>
          <table:table-cell office:value-type="string">
            <text:p>MAVI133</text:p>
          </table:table-cell>
          <table:table-cell office:value-type="string">
            <text:p>“Why was Sylvia messing around by this wallpaper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Wallpaper</text:p>
          </table:table-cell>
          <table:table-cell office:value-type="string">
            <text:p>MAVI134</text:p>
          </table:table-cell>
          <table:table-cell office:value-type="string">
            <text:p>“A secret safe? And it's unlocked, to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Cash</text:p>
          </table:table-cell>
          <table:table-cell office:value-type="string">
            <text:p>MAVI135</text:p>
          </table:table-cell>
          <table:table-cell office:value-type="string">
            <text:p>“What did he mean by any of thi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JEFF1</text:p>
          </table:table-cell>
          <table:table-cell office:value-type="string">
            <text:p>“Welcome to King-Takes-Pawn. How can I help you, 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6</text:p>
          </table:table-cell>
          <table:table-cell office:value-type="string">
            <text:p>“Detective Mavish, Noir City Police Department.”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JEFF2</text:p>
          </table:table-cell>
          <table:table-cell office:value-type="string">
            <text:p>“Oh. Well, how can I help you <text:span text:style-name="T2">officer</text:span>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7</text:p>
          </table:table-cell>
          <table:table-cell office:value-type="string">
            <text:p>“I'd like to confiscate your ledger. It's for police matt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</text:p>
          </table:table-cell>
          <table:table-cell office:value-type="string">
            <text:p>“Well, sure thing. Lemme grab 'em for y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8</text:p>
          </table:table-cell>
          <table:table-cell office:value-type="string">
            <text:p>“Hmm . . . That's a really funny looking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9</text:p>
          </table:table-cell>
          <table:table-cell office:value-type="string">
            <text:p>“I'm going to steal it before I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</text:p>
          </table:table-cell>
          <table:table-cell office:value-type="string">
            <text:p>“Here you are, detective. This ledger's recorded everything for the past y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0</text:p>
          </table:table-cell>
          <table:table-cell office:value-type="string">
            <text:p>“Thanks. I think I'm gonna look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</text:p>
          </table:table-cell>
          <table:table-cell office:value-type="string">
            <text:p>“Go ahe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1</text:p>
          </table:table-cell>
          <table:table-cell office:value-type="string">
            <text:p>“(And by 'look around' I mean try and steal that really funny vase.)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JEFF6</text:p>
          </table:table-cell>
          <table:table-cell office:value-type="string">
            <text:p>“What an old sack of shit this man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142</text:p>
          </table:table-cell>
          <table:table-cell office:value-type="string">
            <text:p>“I'd like to ask you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7</text:p>
          </table:table-cell>
          <table:table-cell office:value-type="string">
            <text:p>CHOICE A: “How goes the busines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2</text:p>
          </table:table-cell>
          <table:table-cell office:value-type="string">
            <text:p>“Well, you know. Youngsters these days don't care much for pawn shop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8</text:p>
          </table:table-cell>
          <table:table-cell office:value-type="string">
            <text:p>“Sounds roug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3</text:p>
          </table:table-cell>
          <table:table-cell office:value-type="string">
            <text:p>“Yeah. Business just ain't as good as it used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9</text:p>
          </table:table-cell>
          <table:table-cell office:value-type="string">
            <text:p>“I know the fee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CHOICE B: “Did a man named Chris Johnson ever come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0</text:p>
          </table:table-cell>
          <table:table-cell office:value-type="string">
            <text:p>“Well, for that you'd have to consult the ledg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“Very we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CHOICE C: “I like that vase a l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 11</text:p>
          </table:table-cell>
          <table:table-cell office:value-type="string">
            <text:p>“Heh. Yeah, it's pretty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3</text:p>
          </table:table-cell>
          <table:table-cell office:value-type="string">
            <text:p>CHOICE D: “How much for the v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8</text:p>
          </table:table-cell>
          <table:table-cell office:value-type="string">
            <text:p>“Sorry pal, not for sale. Someone else already claimed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4</text:p>
          </table:table-cell>
          <table:table-cell office:value-type="string">
            <text:p>“Damn. It'd be a shame if it just disappeared out of now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9</text:p>
          </table:table-cell>
          <table:table-cell office:value-type="string">
            <text:p>“Well, it sure as hell would b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“I'm going to look around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4</text:p>
          </table:table-cell>
          <table:table-cell office:value-type="string">
            <text:p>“Alright, just don't stick around too lo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150</text:p>
          </table:table-cell>
          <table:table-cell office:value-type="string">
            <text:p>“It's where the old coot keeps the green stuff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151</text:p>
          </table:table-cell>
          <table:table-cell office:value-type="string">
            <text:p>“I don't want the money. Just the v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152</text:p>
          </table:table-cell>
          <table:table-cell office:value-type="string">
            <text:p>“Jewelry, books, and other worthless shit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OTHER NICK NACKS</text:p>
          </table:table-cell>
          <table:table-cell office:value-type="string">
            <text:p>MAVI173</text:p>
          </table:table-cell>
          <table:table-cell office:value-type="string">
            <text:p>“If I keep looking at all this garbage I'm gonna go insan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ASKETBALL HOOP</text:p>
          </table:table-cell>
          <table:table-cell office:value-type="string">
            <text:p>MAVI174</text:p>
          </table:table-cell>
          <table:table-cell office:value-type="string">
            <text:p>“Not bad, but where's the ball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CK DOOR</text:p>
          </table:table-cell>
          <table:table-cell office:value-type="string">
            <text:p>MAVI153</text:p>
          </table:table-cell>
          <table:table-cell office:value-type="string">
            <text:p>“I don't have a warrant to go back ther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54</text:p>
          </table:table-cell>
          <table:table-cell office:value-type="string">
            <text:p>“Maybe I'll find something to help me steal the vase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156</text:p>
          </table:table-cell>
          <table:table-cell office:value-type="string">
            <text:p>“Sure is a great day out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7</text:p>
          </table:table-cell>
          <table:table-cell office:value-type="string">
            <text:p>“I wonder what the vase would look like reflecting in the sunl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158</text:p>
          </table:table-cell>
          <table:table-cell office:value-type="string">
            <text:p>“I'm not gonna wrestle this old guy over that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9</text:p>
          </table:table-cell>
          <table:table-cell office:value-type="string">
            <text:p>”I have to find a more clever way to get this va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166</text:p>
          </table:table-cell>
          <table:table-cell office:value-type="string">
            <text:p>“I'm not about to club this guy's head in with a brick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JEFF</text:p>
          </table:table-cell>
          <table:table-cell office:value-type="string">
            <text:p>MAVI168</text:p>
          </table:table-cell>
          <table:table-cell office:value-type="string">
            <text:p>“Did I mention that I'm a co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6</text:p>
          </table:table-cell>
          <table:table-cell office:value-type="string">
            <text:p>“Ye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7</text:p>
          </table:table-cell>
          <table:table-cell office:value-type="string">
            <text:p>“Where did you get tho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1</text:p>
          </table:table-cell>
          <table:table-cell office:value-type="string">
            <text:p>“That's classified. Do you recognize them or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8</text:p>
          </table:table-cell>
          <table:table-cell office:value-type="string">
            <text:p>“Well, uh. No. Never seen 'e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2</text:p>
          </table:table-cell>
          <table:table-cell office:value-type="string">
            <text:p>“Are you su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9</text:p>
          </table:table-cell>
          <table:table-cell office:value-type="string">
            <text:p>“Yessir, I'm sur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x2</text:p>
          </table:table-cell>
          <table:table-cell office:value-type="string">
            <text:p>MAVI173</text:p>
          </table:table-cell>
          <table:table-cell office:value-type="string">
            <text:p>“Are you absolutely sure you've never seen these shoes befo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0</text:p>
          </table:table-cell>
          <table:table-cell office:value-type="string">
            <text:p>“Yessir, yessir. Never seen them shoes in m'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</text:p>
          </table:table-cell>
          <table:table-cell office:value-type="string">
            <text:p>MAVI175</text:p>
          </table:table-cell>
          <table:table-cell office:value-type="string">
            <text:p>“That's a pretty cool guitar. I wish I knew how to pl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ITAR</text:p>
          </table:table-cell>
          <table:table-cell office:value-type="string">
            <text:p>MAVI176</text:p>
          </table:table-cell>
          <table:table-cell office:value-type="string">
            <text:p>“Guess I'll give it a sh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1</text:p>
          </table:table-cell>
          <table:table-cell office:value-type="string">
            <text:p>“Not b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7</text:p>
          </table:table-cell>
          <table:table-cell office:value-type="string">
            <text:p>“Yeah . . . Must've been a lucky first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8</text:p>
          </table:table-cell>
          <table:table-cell office:value-type="string">
            <text:p>“Yeah . . . Must've been a lucky secon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9</text:p>
          </table:table-cell>
          <table:table-cell office:value-type="string">
            <text:p>“Yeah . . . Must've been a lucky thir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0</text:p>
          </table:table-cell>
          <table:table-cell office:value-type="string">
            <text:p>“Yeah . . . Must've been a lucky four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1</text:p>
          </table:table-cell>
          <table:table-cell office:value-type="string">
            <text:p>“Yeah . . . Must've been a lucky fif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2</text:p>
          </table:table-cell>
          <table:table-cell office:value-type="string">
            <text:p>“Yeah . . . I must be pretty good at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GUITAR</text:p>
          </table:table-cell>
          <table:table-cell office:value-type="string">
            <text:p>MAVI183</text:p>
          </table:table-cell>
          <table:table-cell office:value-type="string">
            <text:p>“It's already got string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GUITAR</text:p>
          </table:table-cell>
          <table:table-cell office:value-type="string">
            <text:p>JEFF23</text:p>
          </table:table-cell>
          <table:table-cell office:value-type="string">
            <text:p>“Detective, could I ask you why you're vandalizin' my merchandi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4</text:p>
          </table:table-cell>
          <table:table-cell office:value-type="string">
            <text:p>“Sorry, it was an accident, I sw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4</text:p>
          </table:table-cell>
          <table:table-cell office:value-type="string">
            <text:p>“Eh, whatever. I'll file a complaint 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ROKEN GUITAR</text:p>
          </table:table-cell>
          <table:table-cell office:value-type="string">
            <text:p>MAVI189</text:p>
          </table:table-cell>
          <table:table-cell office:value-type="string">
            <text:p>“The guitar is completely unplayab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BROKEN GUITAR</text:p>
          </table:table-cell>
          <table:table-cell office:value-type="string">
            <text:p>MAVI185</text:p>
          </table:table-cell>
          <table:table-cell office:value-type="string">
            <text:p>“It's restru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6</text:p>
          </table:table-cell>
          <table:table-cell office:value-type="string">
            <text:p>“See? It's all fix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5</text:p>
          </table:table-cell>
          <table:table-cell office:value-type="string">
            <text:p>“Alright, detective, but I'm keeping my eye on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IXED GUITAR</text:p>
          </table:table-cell>
          <table:table-cell office:value-type="string">
            <text:p>MAVI190</text:p>
          </table:table-cell>
          <table:table-cell office:value-type="string">
            <text:p>“It's all better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187</text:p>
          </table:table-cell>
          <table:table-cell office:value-type="string">
            <text:p>“What the hell is this 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6</text:p>
          </table:table-cell>
          <table:table-cell office:value-type="string">
            <text:p>“It's a bicycle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8</text:p>
          </table:table-cell>
          <table:table-cell office:value-type="string">
            <text:p>“Never heard of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ASE</text:p>
          </table:table-cell>
          <table:table-cell office:value-type="string">
            <text:p>MAVI194</text:p>
          </table:table-cell>
          <table:table-cell office:value-type="string">
            <text:p>“God, it's so beautifu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7</text:p>
          </table:table-cell>
          <table:table-cell office:value-type="string">
            <text:p>“Yeah? Well it's not for s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ASE</text:p>
          </table:table-cell>
          <table:table-cell office:value-type="string">
            <text:p>JEFF28</text:p>
          </table:table-cell>
          <table:table-cell office:value-type="string">
            <text:p>“Hey! Paws off the vase!”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except distracted</text:p>
          </table:table-cell>
          <table:table-cell office:value-type="string">
            <text:p>MAVI314</text:p>
          </table:table-cell>
          <table:table-cell office:value-type="string">
            <text:p>“Finally, the vase is mine!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5</text:p>
          </table:table-cell>
          <table:table-cell office:value-type="string">
            <text:p>“Detective, did you get the ledger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15</text:p>
          </table:table-cell>
          <table:table-cell office:value-type="string">
            <text:p>“Yes, I did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6</text:p>
          </table:table-cell>
          <table:table-cell office:value-type="string">
            <text:p>“Good. We're going back to the station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10" office:value-type="string">
            <text:p>MAVI316</text:p>
          </table:table-cell>
          <table:table-cell office:value-type="string">
            <text:p>“Right behind you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FIRE ALARM</text:p>
          </table:table-cell>
          <table:table-cell office:value-type="string">
            <text:p>MAVI195</text:p>
          </table:table-cell>
          <table:table-cell office:value-type="string">
            <text:p>“It's the fire alarm. It might distract hi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ARM BELL</text:p>
          </table:table-cell>
          <table:table-cell office:value-type="string">
            <text:p>MAVI415</text:p>
          </table:table-cell>
          <table:table-cell office:value-type="string">
            <text:p>“It's the alarm bell. It'll set off if I trigger the alar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UCKET</text:p>
          </table:table-cell>
          <table:table-cell office:value-type="string">
            <text:p>MAVI196</text:p>
          </table:table-cell>
          <table:table-cell office:value-type="string">
            <text:p>“It's filled to the brim with wate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UDDLE</text:p>
          </table:table-cell>
          <table:table-cell office:value-type="string">
            <text:p>MAVI197</text:p>
          </table:table-cell>
          <table:table-cell office:value-type="string">
            <text:p>“The floor's all wet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table:style-name="ce14" office:value-type="string">
            <text:p>MAVI317</text:p>
          </table:table-cell>
          <table:table-cell office:value-type="string">
            <text:p>“Wow, he really did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91</text:p>
          </table:table-cell>
          <table:table-cell office:value-type="string">
            <text:p>“The door to King-Takes-Paw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2</text:p>
          </table:table-cell>
          <table:table-cell office:value-type="string">
            <text:p>“The vase I want is in this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193</text:p>
          </table:table-cell>
          <table:table-cell office:value-type="string">
            <text:p>“The blinds are closed. I can't see an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198</text:p>
          </table:table-cell>
          <table:table-cell office:value-type="string">
            <text:p>“King takes pawn? More lik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199</text:p>
          </table:table-cell>
          <table:table-cell office:value-type="string">
            <text:p>“Maybe I'll find something valuable in that alleyw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DEWALK</text:p>
          </table:table-cell>
          <table:table-cell office:value-type="string">
            <text:p>MAVI200</text:p>
          </table:table-cell>
          <table:table-cell office:value-type="string">
            <text:p>“This road leads to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1</text:p>
          </table:table-cell>
          <table:table-cell office:value-type="string">
            <text:p>“Not sure if I'll find help stealing the vase over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LLEYWAY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office:value-type="string">
            <text:p>MAVI202</text:p>
          </table:table-cell>
          <table:table-cell office:value-type="string">
            <text:p>“This homeless guy looks like he has what it tak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HOMELESS MAN</text:p>
          </table:table-cell>
          <table:table-cell office:value-type="string">
            <text:p>MAVI203</text:p>
          </table:table-cell>
          <table:table-cell office:value-type="string">
            <text:p>“I'm not gonna give this homeless guy a foot mass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OMELESS MAN</text:p>
          </table:table-cell>
          <table:table-cell office:value-type="string">
            <text:p>MAVI204</text:p>
          </table:table-cell>
          <table:table-cell office:value-type="string">
            <text:p>“H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</text:p>
          </table:table-cell>
          <table:table-cell office:value-type="string">
            <text:p>“Yeah? What is it, mist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5</text:p>
          </table:table-cell>
          <table:table-cell office:value-type="string">
            <text:p>“I need you to creat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6</text:p>
          </table:table-cell>
          <table:table-cell office:value-type="string">
            <text:p>“It's part of my investig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2</text:p>
          </table:table-cell>
          <table:table-cell office:value-type="string">
            <text:p>“Well, I dunno mister. What's in it for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7</text:p>
          </table:table-cell>
          <table:table-cell office:value-type="string">
            <text:p>“I don't know. I'll find some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ON HOMELESS MAN</text:p>
          </table:table-cell>
          <table:table-cell office:value-type="string">
            <text:p>MAVI208</text:p>
          </table:table-cell>
          <table:table-cell office:value-type="string">
            <text:p>“I'll give you $20,000 to caus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3</text:p>
          </table:table-cell>
          <table:table-cell office:value-type="string">
            <text:p>“Alright, you got yourself a de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4</text:p>
          </table:table-cell>
          <table:table-cell office:value-type="string">
            <text:p>“What in particular did you have in min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9</text:p>
          </table:table-cell>
          <table:table-cell office:value-type="string">
            <text:p>CHOICE A: “I need you to cause a distraction. Run in there and shit on the fl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0</text:p>
          </table:table-cell>
          <table:table-cell office:value-type="string">
            <text:p>CHOICE B: “I need you to cause a distraction. Run in there and do something drastic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1</text:p>
          </table:table-cell>
          <table:table-cell office:value-type="string">
            <text:p>CHOICE C: “I need you to cause a distraction. Do something the shopkeeper will never forg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2</text:p>
          </table:table-cell>
          <table:table-cell office:value-type="string">
            <text:p>CHOICE D: “I need you to cause a distraction. Improv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3</text:p>
          </table:table-cell>
          <table:table-cell office:value-type="string">
            <text:p>CHOICE E: “Nevermind, you don't deserve this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5</text:p>
          </table:table-cell>
          <table:table-cell office:value-type="string">
            <text:p>“For that kinda money? Can d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6</text:p>
          </table:table-cell>
          <table:table-cell office:value-type="string">
            <text:p>“Well, I'll try my be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7</text:p>
          </table:table-cell>
          <table:table-cell office:value-type="string">
            <text:p>“Okay. You're probably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4</text:p>
          </table:table-cell>
          <table:table-cell office:value-type="string">
            <text:p>“Godsp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HOMELESS MAN</text:p>
          </table:table-cell>
          <table:table-cell office:value-type="string">
            <text:p>MAVI215</text:p>
          </table:table-cell>
          <table:table-cell office:value-type="string">
            <text:p>“If you don't do as I say, I'll hit you with his 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8</text:p>
          </table:table-cell>
          <table:table-cell office:value-type="string">
            <text:p>“Do it, bastar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HOMELESS MAN</text:p>
          </table:table-cell>
          <table:table-cell office:value-type="string">
            <text:p>MAVI216</text:p>
          </table:table-cell>
          <table:table-cell office:value-type="string">
            <text:p>“See? I'm a cop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only if already talked to</text:p>
          </table:table-cell>
          <table:table-cell office:value-type="string">
            <text:p>HOME9</text:p>
          </table:table-cell>
          <table:table-cell office:value-type="string">
            <text:p>“And you attempting to use this authority to coerce me into creating some kind of illegal distraction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0</text:p>
          </table:table-cell>
          <table:table-cell office:value-type="string">
            <text:p>“is a violation of my constitutional rights, as set forth by our founding fath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7</text:p>
          </table:table-cell>
          <table:table-cell office:value-type="string">
            <text:p>“Damn . . . He's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HOMELESS MAN</text:p>
          </table:table-cell>
          <table:table-cell office:value-type="string">
            <text:p>MAVI218</text:p>
          </table:table-cell>
          <table:table-cell office:value-type="string">
            <text:p>“You want a new pair of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1</text:p>
          </table:table-cell>
          <table:table-cell office:value-type="string">
            <text:p>“Already got one. Get a load of these ki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9</text:p>
          </table:table-cell>
          <table:table-cell office:value-type="string">
            <text:p>“Damn . . . Those are sick kic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HOMELESS MAN</text:p>
          </table:table-cell>
          <table:table-cell office:value-type="string">
            <text:p>MAVI220</text:p>
          </table:table-cell>
          <table:table-cell office:value-type="string">
            <text:p>“You want a new set of shoe lac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2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3</text:p>
          </table:table-cell>
          <table:table-cell office:value-type="string">
            <text:p>“Hm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1</text:p>
          </table:table-cell>
          <table:table-cell office:value-type="string">
            <text:p>“W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4</text:p>
          </table:table-cell>
          <table:table-cell office:value-type="string">
            <text:p>“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RASH</text:p>
          </table:table-cell>
          <table:table-cell office:value-type="string">
            <text:p>MAVI223</text:p>
          </table:table-cell>
          <table:table-cell office:value-type="string">
            <text:p>“It's a pile of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RASH</text:p>
          </table:table-cell>
          <table:table-cell office:value-type="string">
            <text:p>MAVI224</text:p>
          </table:table-cell>
          <table:table-cell office:value-type="string">
            <text:p>“I refuse to touch this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TRASH</text:p>
          </table:table-cell>
          <table:table-cell office:value-type="string">
            <text:p>MAVI225</text:p>
          </table:table-cell>
          <table:table-cell office:value-type="string">
            <text:p>“I'm quitting the force for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BADGE FROM TRASH</text:p>
          </table:table-cell>
          <table:table-cell table:style-name="ce9" office:value-type="string">
            <text:p>MAVI226</text:p>
          </table:table-cell>
          <table:table-cell office:value-type="string">
            <text:p>“Dammit, I'm a cop. I can't qui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ROBB1</text:p>
          </table:table-cell>
          <table:table-cell office:value-type="string">
            <text:p>“Hands up! Put the money in the bag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8</text:p>
          </table:table-cell>
          <table:table-cell office:value-type="string">
            <text:p>“Don't hurt me, I'll do what you sa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9</text:p>
          </table:table-cell>
          <table:table-cell office:value-type="string">
            <text:p>“No,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9</text:p>
          </table:table-cell>
          <table:table-cell office:value-type="string">
            <text:p>“He took all but one dollar.”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15" office:value-type="string">
            <text:p>MAVI313</text:p>
          </table:table-cell>
          <table:table-cell table:style-name="ce2" office:value-type="string">
            <text:p>“<text:span text:style-name="T1">He took all but $20,507.”</text:span>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230</text:p>
          </table:table-cell>
          <table:table-cell office:value-type="string">
            <text:p>“Lori Palace Casino. I hear a lot of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231</text:p>
          </table:table-cell>
          <table:table-cell office:value-type="string">
            <text:p>“Looks like they're open. I might as well try my lu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TRIP CLUB SIGN</text:p>
          </table:table-cell>
          <table:table-cell office:value-type="string">
            <text:p>MAVI232</text:p>
          </table:table-cell>
          <table:table-cell office:value-type="string">
            <text:p>“Canoli's Best Dames. I hear a lot of bad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UNCER</text:p>
          </table:table-cell>
          <table:table-cell office:value-type="string">
            <text:p>MAVI233</text:p>
          </table:table-cell>
          <table:table-cell office:value-type="string">
            <text:p>“It's a big scary guy. I wonder why he didn't help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UNCER</text:p>
          </table:table-cell>
          <table:table-cell office:value-type="string">
            <text:p>MAVI234</text:p>
          </table:table-cell>
          <table:table-cell office:value-type="string">
            <text:p>“No . . . He'll beat me to a pul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OUNCER</text:p>
          </table:table-cell>
          <table:table-cell office:value-type="string">
            <text:p>MAVI235</text:p>
          </table:table-cell>
          <table:table-cell office:value-type="string">
            <text:p>CHOICE A: “Hey, why didn't you help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</text:p>
          </table:table-cell>
          <table:table-cell office:value-type="string">
            <text:p>“Help you with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6</text:p>
          </table:table-cell>
          <table:table-cell office:value-type="string">
            <text:p>“I got mugged just in front of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</text:p>
          </table:table-cell>
          <table:table-cell office:value-type="string">
            <text:p>“Yeah? I'm not allowed over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7</text:p>
          </table:table-cell>
          <table:table-cell office:value-type="string">
            <text:p>“What do you mea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3</text:p>
          </table:table-cell>
          <table:table-cell office:value-type="string">
            <text:p>“Restraining order. I'm a foot further than I'm allowed to be from the casino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8</text:p>
          </table:table-cell>
          <table:table-cell office:value-type="string">
            <text:p>“Oh, I underst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4</text:p>
          </table:table-cell>
          <table:table-cell office:value-type="string">
            <text:p>“Next time, try and get mugged in front of the strip club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9</text:p>
          </table:table-cell>
          <table:table-cell office:value-type="string">
            <text:p>“Okay. I'll try to next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0</text:p>
          </table:table-cell>
          <table:table-cell office:value-type="string">
            <text:p>CHOICE B: “Can I get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5</text:p>
          </table:table-cell>
          <table:table-cell office:value-type="string">
            <text:p>“Do you have a membershi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1</text:p>
          </table:table-cell>
          <table:table-cell office:value-type="string">
            <text:p>“No. How do I get on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6</text:p>
          </table:table-cell>
          <table:table-cell office:value-type="string">
            <text:p>“You gotta know Canoli to get the membership pas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2</text:p>
          </table:table-cell>
          <table:table-cell office:value-type="string">
            <text:p>CHOICE A: “I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7</text:p>
          </table:table-cell>
          <table:table-cell office:value-type="string">
            <text:p>“Oh yeah? What's his dame's n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8</text:p>
          </table:table-cell>
          <table:table-cell office:value-type="string">
            <text:p>“Alright, come on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3</text:p>
          </table:table-cell>
          <table:table-cell office:value-type="string">
            <text:p>CHOICE B: “No, I don't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9</text:p>
          </table:table-cell>
          <table:table-cell office:value-type="string">
            <text:p>“Get los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4</text:p>
          </table:table-cell>
          <table:table-cell office:value-type="string">
            <text:p>CHOICE C: “You ever notice anything unusual a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0</text:p>
          </table:table-cell>
          <table:table-cell office:value-type="string">
            <text:p>“I don't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1</text:p>
          </table:table-cell>
          <table:table-cell office:value-type="string">
            <text:p>“Sometimes I see some homeless guys hangin' around the alleyway next to the build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5</text:p>
          </table:table-cell>
          <table:table-cell office:value-type="string">
            <text:p>“Do they ever go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2</text:p>
          </table:table-cell>
          <table:table-cell office:value-type="string">
            <text:p>“Sometimes they do, but they often leave very quick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6</text:p>
          </table:table-cell>
          <table:table-cell office:value-type="string">
            <text:p>“Thanks for the informatio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7</text:p>
          </table:table-cell>
          <table:table-cell office:value-type="string">
            <text:p>CHOICE D: “Goodby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3</text:p>
          </table:table-cell>
          <table:table-cell office:value-type="string">
            <text:p>“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BOUNCER</text:p>
          </table:table-cell>
          <table:table-cell office:value-type="string">
            <text:p>MAVI248</text:p>
          </table:table-cell>
          <table:table-cell office:value-type="string">
            <text:p>“The brick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BOUNCER</text:p>
          </table:table-cell>
          <table:table-cell office:value-type="string">
            <text:p>MAVI249</text:p>
          </table:table-cell>
          <table:table-cell office:value-type="string">
            <text:p>“Excuse me, police business. I need to search the prem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4</text:p>
          </table:table-cell>
          <table:table-cell office:value-type="string">
            <text:p>“Oh yeah? Where's your warran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0</text:p>
          </table:table-cell>
          <table:table-cell office:value-type="string">
            <text:p>“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N ON BOUNCER</text:p>
          </table:table-cell>
          <table:table-cell office:value-type="string">
            <text:p>MAVI251</text:p>
          </table:table-cell>
          <table:table-cell office:value-type="string">
            <text:p>“The bullet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5</text:p>
          </table:table-cell>
          <table:table-cell office:value-type="string">
            <text:p>“. . .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2</text:p>
          </table:table-cell>
          <table:table-cell office:value-type="string">
            <text:p>“You knew him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6</text:p>
          </table:table-cell>
          <table:table-cell office:value-type="string">
            <text:p>“Yeah, we were poker buddi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7</text:p>
          </table:table-cell>
          <table:table-cell office:value-type="string">
            <text:p>“He always wore the same shoes every 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3</text:p>
          </table:table-cell>
          <table:table-cell office:value-type="string">
            <text:p>“He's been murdered. I'm investigating it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8</text:p>
          </table:table-cell>
          <table:table-cell office:value-type="string">
            <text:p>“Oh my god. I can't believe i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9 </text:p>
          </table:table-cell>
          <table:table-cell office:value-type="string">
            <text:p>“Chris Johnson, dead. Whoever did this is gonna p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4</text:p>
          </table:table-cell>
          <table:table-cell office:value-type="string">
            <text:p>“Do you know anything abou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0</text:p>
          </table:table-cell>
          <table:table-cell office:value-type="string">
            <text:p>“I mean, Chris would go there sometimes, I thin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5</text:p>
          </table:table-cell>
          <table:table-cell office:value-type="string">
            <text:p>“Interesting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6</text:p>
          </table:table-cell>
          <table:table-cell office:value-type="string">
            <text:p>“Can I come into the strip club as part of the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1</text:p>
          </table:table-cell>
          <table:table-cell office:value-type="string">
            <text:p>“I'm sorry, detective. I can't let you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 x2</text:p>
          </table:table-cell>
          <table:table-cell office:value-type="string">
            <text:p>MAVI257</text:p>
          </table:table-cell>
          <table:table-cell office:value-type="string">
            <text:p>“I want you to keep Chris Johnson's shoes as a mement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2</text:p>
          </table:table-cell>
          <table:table-cell office:value-type="string">
            <text:p>“Don't you need those for your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8</text:p>
          </table:table-cell>
          <table:table-cell office:value-type="string">
            <text:p>“Oh yeah, never mi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IN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LORI1</text:p>
          </table:table-cell>
          <table:table-cell office:value-type="string">
            <text:p>“Hello hello hello, fine si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1</text:p>
          </table:table-cell>
          <table:table-cell office:value-type="string">
            <text:p>“Howdy. Where am 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3</text:p>
          </table:table-cell>
          <table:table-cell office:value-type="string">
            <text:p>“Dam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6</text:p>
          </table:table-cell>
          <table:table-cell office:value-type="string">
            <text:p>“That's the spirit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8</text:p>
          </table:table-cell>
          <table:table-cell office:value-type="string">
            <text:p>“Oh, Barbara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</text:p>
          </table:table-cell>
          <table:table-cell office:value-type="string">
            <text:p>“What is it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</text:p>
          </table:table-cell>
          <table:table-cell office:value-type="string">
            <text:p>“Sure thing, Mr. Lor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3</text:p>
          </table:table-cell>
          <table:table-cell office:value-type="string">
            <text:p>“Welcome to the Lori Palace Casino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5</text:p>
          </table:table-cell>
          <table:table-cell office:value-type="string">
            <text:p>“H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4</text:p>
          </table:table-cell>
          <table:table-cell office:value-type="string">
            <text:p>“Here at Lori Palace Casino, we use tokens for all of our gambl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5</text:p>
          </table:table-cell>
          <table:table-cell office:value-type="string">
            <text:p>“Each token is worth a dollar. How many tokens would you lik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6</text:p>
          </table:table-cell>
          <table:table-cell office:value-type="string">
            <text:p>“Are you sure you want to lea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9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7</text:p>
          </table:table-cell>
          <table:table-cell office:value-type="string">
            <text:p>“Oh, come on, just take this one token. It's on the hou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8</text:p>
          </table:table-cell>
          <table:table-cell office:value-type="string">
            <text:p>“Alrighty! You've got everything you nee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9</text:p>
          </table:table-cell>
          <table:table-cell office:value-type="string">
            <text:p>“I'll be here to assist you anytim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ORI</text:p>
          </table:table-cell>
          <table:table-cell office:value-type="string">
            <text:p>MAVI271</text:p>
          </table:table-cell>
          <table:table-cell office:value-type="string">
            <text:p>“Slimeba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No thank you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6</text:p>
          </table:table-cell>
          <table:table-cell office:value-type="string">
            <text:p>“Why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7</text:p>
          </table:table-cell>
          <table:table-cell office:value-type="string">
            <text:p>“Sorry, I was just curiou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8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9</text:p>
          </table:table-cell>
          <table:table-cell office:value-type="string">
            <text:p>“Craz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9</text:p>
          </table:table-cell>
          <table:table-cell office:value-type="string">
            <text:p>“. . . in He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0</text:p>
          </table:table-cell>
          <table:table-cell office:value-type="string">
            <text:p>“You got it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1</text:p>
          </table:table-cell>
          <table:table-cell office:value-type="string">
            <text:p>“Oh, this d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5</text:p>
          </table:table-cell>
          <table:table-cell office:value-type="string">
            <text:p>“Oh, Canoli'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5</text:p>
          </table:table-cell>
          <table:table-cell office:value-type="string">
            <text:p>“Sounds terr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RBARA</text:p>
          </table:table-cell>
          <table:table-cell office:value-type="string">
            <text:p>MAVI289</text:p>
          </table:table-cell>
          <table:table-cell office:value-type="string">
            <text:p>“Fem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1</text:p>
          </table:table-cell>
          <table:table-cell office:value-type="string">
            <text:p>“Well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2</text:p>
          </table:table-cell>
          <table:table-cell office:value-type="string">
            <text:p>“I have been feelin' a little tense, lately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3</text:p>
          </table:table-cell>
          <table:table-cell office:value-type="string">
            <text:p>“But you know Mr. Lori would panic if he saw me getting a back rub from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“Okay. Maybe another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4</text:p>
          </table:table-cell>
          <table:table-cell office:value-type="string">
            <text:p>“I'm sorry, sir, but you need two other players to be pres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5</text:p>
          </table:table-cell>
          <table:table-cell office:value-type="string">
            <text:p>“It's company polic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6</text:p>
          </table:table-cell>
          <table:table-cell office:value-type="string">
            <text:p>“Well, uh, I've got bad news for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3</text:p>
          </table:table-cell>
          <table:table-cell office:value-type="string">
            <text:p>“What's the bad new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9</text:p>
          </table:table-cell>
          <table:table-cell office:value-type="string">
            <text:p>“The slot machines are really all we've g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4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0</text:p>
          </table:table-cell>
          <table:table-cell office:value-type="string">
            <text:p>“Well, it is company policy that I help gamblers with their request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1</text:p>
          </table:table-cell>
          <table:table-cell office:value-type="string">
            <text:p>“but I can't leave the premise during working hou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2</text:p>
          </table:table-cell>
          <table:table-cell office:value-type="string">
            <text:p>“Here's hopin' you get lucky, tough gu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7</text:p>
          </table:table-cell>
          <table:table-cell office:value-type="string">
            <text:p>“Hehehe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PEAKERS</text:p>
          </table:table-cell>
          <table:table-cell office:value-type="string">
            <text:p>MAVI312</text:p>
          </table:table-cell>
          <table:table-cell office:value-type="string">
            <text:p>“Are these new speake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LOT MACHINE</text:p>
          </table:table-cell>
          <table:table-cell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BLE</text:p>
          </table:table-cell>
          <table:table-cell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01</text:p>
          </table:table-cell>
          <table:table-cell office:value-type="string">
            <text:p>“It must lead to Canoli'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OPEN DOOR</text:p>
          </table:table-cell>
          <table:table-cell office:value-type="string">
            <text:p>BOUN23</text:p>
          </table:table-cell>
          <table:table-cell office:value-type="string">
            <text:p>“Nice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LOT MACHINE</text:p>
          </table:table-cell>
          <table:table-cell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OKEN ON SLOT MACHINE</text:p>
          </table:table-cell>
          <table:table-cell office:value-type="string">
            <text:p>BARB23</text:p>
          </table:table-cell>
          <table:table-cell office:value-type="string">
            <text:p>“Amazing! You're our first mega-winner! You've won one million dollar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0</text:p>
          </table:table-cell>
          <table:table-cell office:value-type="string">
            <text:p>“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3</text:p>
          </table:table-cell>
          <table:table-cell office:value-type="string">
            <text:p>“I'm so fucking happ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4</text:p>
          </table:table-cell>
          <table:table-cell office:value-type="string">
            <text:p>“Let me get your earnings for you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4</text:p>
          </table:table-cell>
          <table:table-cell office:value-type="string">
            <text:p>“Yes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5</text:p>
          </table:table-cell>
          <table:table-cell office:value-type="string">
            <text:p>“Thank you, 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6</text:p>
          </table:table-cell>
          <table:table-cell office:value-type="string">
            <text:p>“Thank you,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5</text:p>
          </table:table-cell>
          <table:table-cell office:value-type="string">
            <text:p>“Here are your earnings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6</text:p>
          </table:table-cell>
          <table:table-cell office:value-type="string">
            <text:p>“The sky's the limit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7</text:p>
          </table:table-cell>
          <table:table-cell office:value-type="string">
            <text:p>“Yeah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8</text:p>
          </table:table-cell>
          <table:table-cell office:value-type="string">
            <text:p>“Well, Mr. Lori . . . You said you wanted me to test the new speak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8</text:p>
          </table:table-cell>
          <table:table-cell office:value-type="string">
            <text:p>“You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9</text:p>
          </table:table-cell>
          <table:table-cell office:value-type="string">
            <text:p>“thick-skulled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0</text:p>
          </table:table-cell>
          <table:table-cell office:value-type="string">
            <text:p>“trash heap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1</text:p>
          </table:table-cell>
          <table:table-cell office:value-type="string">
            <text:p>“brainlet who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HAYN47</text:p>
          </table:table-cell>
          <table:table-cell office:value-type="string">
            <text:p>“Detective, we've got a problem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8</text:p>
          </table:table-cell>
          <table:table-cell office:value-type="string">
            <text:p>“What's happening? What's with all the cop ca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8</text:p>
          </table:table-cell>
          <table:table-cell office:value-type="string">
            <text:p>“Someone tipped off the store owner before we arri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9</text:p>
          </table:table-cell>
          <table:table-cell office:value-type="string">
            <text:p>“He opened fire at a random customer with a shotgu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9</text:p>
          </table:table-cell>
          <table:table-cell office:value-type="string">
            <text:p>“Stay back, I'm going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0</text:p>
          </table:table-cell>
          <table:table-cell office:value-type="string">
            <text:p>“Be carefu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0</text:p>
          </table:table-cell>
          <table:table-cell office:value-type="string">
            <text:p>“Don't worry, I'll save my game before I go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2</text:p>
          </table:table-cell>
          <table:table-cell office:value-type="string">
            <text:p>“I'm sca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I trust you, Mavi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3</text:p>
          </table:table-cell>
          <table:table-cell office:value-type="string">
            <text:p>“Where is Detective Liar? Shouldn't he be helping u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He said he was onto something big and he couldn't c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4</text:p>
          </table:table-cell>
          <table:table-cell office:value-type="string">
            <text:p>“Really? How bi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3</text:p>
          </table:table-cell>
          <table:table-cell office:value-type="string">
            <text:p>“Not sure. He said if he explained, it'd blow his co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5</text:p>
          </table:table-cell>
          <table:table-cell office:value-type="string">
            <text:p>“That guy's a her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3</text:p>
          </table:table-cell>
          <table:table-cell table:style-name="ce10" office:value-type="string">
            <text:p>HAYN54</text:p>
          </table:table-cell>
          <table:table-cell office:value-type="string">
            <text:p>“Detective Mavish, could you please just go inside and resolve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6</text:p>
          </table:table-cell>
          <table:table-cell office:value-type="string">
            <text:p>“Okay, I'll quit stal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327</text:p>
          </table:table-cell>
          <table:table-cell office:value-type="string">
            <text:p>“He looks really nervo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 CAR</text:p>
          </table:table-cell>
          <table:table-cell office:value-type="string">
            <text:p>MAVI328</text:p>
          </table:table-cell>
          <table:table-cell office:value-type="string">
            <text:p>“I just got out of this 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OP CAR</text:p>
          </table:table-cell>
          <table:table-cell office:value-type="string">
            <text:p>MAVI329</text:p>
          </table:table-cell>
          <table:table-cell office:value-type="string">
            <text:p>“I don't think Haynes would appreciate me stealing his c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CAR</text:p>
          </table:table-cell>
          <table:table-cell office:value-type="string">
            <text:p>MAVI330</text:p>
          </table:table-cell>
          <table:table-cell office:value-type="string">
            <text:p>“I don't think Haynes would appreciate me smashing the windows of his car with a bri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S</text:p>
          </table:table-cell>
          <table:table-cell office:value-type="string">
            <text:p>MAVI331</text:p>
          </table:table-cell>
          <table:table-cell office:value-type="string">
            <text:p>“This shopkeeper isn't going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332</text:p>
          </table:table-cell>
          <table:table-cell office:value-type="string">
            <text:p>“Well, here goes no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COPS</text:p>
          </table:table-cell>
          <table:table-cell office:value-type="string">
            <text:p>MAVI333</text:p>
          </table:table-cell>
          <table:table-cell office:value-type="string">
            <text:p>“I don't have clearance to start handing out order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345</text:p>
          </table:table-cell>
          <table:table-cell office:value-type="string">
            <text:p>“I wonder if that squatter's still in the alleywa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346</text:p>
          </table:table-cell>
          <table:table-cell office:value-type="string">
            <text:p>“I could head down the street after this situation is res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7</text:p>
          </table:table-cell>
          <table:table-cell office:value-type="string">
            <text:p>“I feel like going into town for a bit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IN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JEFF29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0</text:p>
          </table:table-cell>
          <table:table-cell office:value-type="string">
            <text:p>“I told you all to stay out, you sons of bitches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GETS SHOT</text:p>
          </table:table-cell>
          <table:table-cell office:value-type="string">
            <text:p>MAVI334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5</text:p>
          </table:table-cell>
          <table:table-cell office:value-type="string">
            <text:p>“I'm so sorry, Miller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6</text:p>
          </table:table-cell>
          <table:table-cell office:value-type="string">
            <text:p>“. . . I was too weak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7</text:p>
          </table:table-cell>
          <table:table-cell office:value-type="string">
            <text:p>“. . . Goodby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JEFF</text:p>
          </table:table-cell>
          <table:table-cell office:value-type="string">
            <text:p>MAVI338</text:p>
          </table:table-cell>
          <table:table-cell office:value-type="string">
            <text:p>“Drop the gun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vish fires a warning shot</text:p>
          </table:table-cell>
          <table:table-cell office:value-type="string">
            <text:p>MAVI339</text:p>
          </table:table-cell>
          <table:table-cell office:value-type="string">
            <text:p>“Drop i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1</text:p>
          </table:table-cell>
          <table:table-cell office:value-type="string">
            <text:p>“I dropped it! Don't shoot me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adeout/in, cops there, man arrested</text:p>
          </table:table-cell>
          <table:table-cell office:value-type="string">
            <text:p>MAVI340</text:p>
          </table:table-cell>
          <table:table-cell office:value-type="string">
            <text:p>“You're under arrest. The lieutenant will read you your right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2</text:p>
          </table:table-cell>
          <table:table-cell office:value-type="string">
            <text:p>“You police sons of bitch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3</text:p>
          </table:table-cell>
          <table:table-cell office:value-type="string">
            <text:p>“Don't you worry, detective. You'll pay, sooner or lat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1</text:p>
          </table:table-cell>
          <table:table-cell office:value-type="string">
            <text:p>“Haynes, I'm gonna search his back roo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5</text:p>
          </table:table-cell>
          <table:table-cell office:value-type="string">
            <text:p>“Okay, detective. I'll keep an eye on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342</text:p>
          </table:table-cell>
          <table:table-cell office:value-type="string">
            <text:p>“Wow! It's still garb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343</text:p>
          </table:table-cell>
          <table:table-cell office:value-type="string">
            <text:p>“There's no traffic on this side of tow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 </text:p>
          </table:table-cell>
          <table:table-cell office:value-type="string">
            <text:p>MAVI344</text:p>
          </table:table-cell>
          <table:table-cell office:value-type="string">
            <text:p>“I could head out there to take a breath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348</text:p>
          </table:table-cell>
          <table:table-cell office:value-type="string">
            <text:p>“I see nobody bought this piece of jun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/USE FIRE ALARM</text:p>
          </table:table-cell>
          <table:table-cell office:value-type="string">
            <text:p>MAVI349</text:p>
          </table:table-cell>
          <table:table-cell office:value-type="string">
            <text:p>“I don't think turning on the alarm would help us foc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>
            <text:p>LOOK AT BACK DOOR</text:p>
          </table:table-cell>
          <table:table-cell office:value-type="string">
            <text:p>MAVI350</text:p>
          </table:table-cell>
          <table:table-cell office:value-type="string">
            <text:p>“The back room. The place where truth will be fou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 STAND</text:p>
          </table:table-cell>
          <table:table-cell office:value-type="string">
            <text:p>MAVI351</text:p>
          </table:table-cell>
          <table:table-cell office:value-type="string">
            <text:p>“Someone must have bought the guit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352</text:p>
          </table:table-cell>
          <table:table-cell office:value-type="string">
            <text:p>“The money box. I should search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353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tivate choice B at JEFF</text:p>
          </table:table-cell>
          <table:table-cell office:value-type="string">
            <text:p>MAVI354</text:p>
          </table:table-cell>
          <table:table-cell office:value-type="string">
            <text:p>“It's completely empt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T.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USE HAYNES <text:span text:style-name="T1">(pats him on the back)</text:span></text:p>
          </table:table-cell>
          <table:table-cell office:value-type="string">
            <text:p>MAVI355</text:p>
          </table:table-cell>
          <table:table-cell office:value-type="string">
            <text:p>“You're doing a good job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6</text:p>
          </table:table-cell>
          <table:table-cell office:value-type="string">
            <text:p>“Thank you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T. HAYNES</text:p>
          </table:table-cell>
          <table:table-cell office:value-type="string">
            <text:p>MAVI356</text:p>
          </table:table-cell>
          <table:table-cell office:value-type="string">
            <text:p>“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7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VI356</text:p>
          </table:table-cell>
          <table:table-cell office:value-type="string">
            <text:p>“Any idea about who tipped him off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8</text:p>
          </table:table-cell>
          <table:table-cell office:value-type="string">
            <text:p>“No idea. It might have been someone from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9</text:p>
          </table:table-cell>
          <table:table-cell office:value-type="string">
            <text:p>“It might not have been. Who know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VI357</text:p>
          </table:table-cell>
          <table:table-cell office:value-type="string">
            <text:p>“This guy giving you any troubl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0</text:p>
          </table:table-cell>
          <table:table-cell office:value-type="string">
            <text:p>“I've got the situation under contro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1</text:p>
          </table:table-cell>
          <table:table-cell office:value-type="string">
            <text:p>“He has been very complia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if stuck on safe puzzle)</text:p>
          </table:table-cell>
          <table:table-cell office:value-type="string">
            <text:p>MAVI407</text:p>
          </table:table-cell>
          <table:table-cell office:value-type="string">
            <text:p>“Do you know anything about lockpick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3</text:p>
          </table:table-cell>
          <table:table-cell office:value-type="string">
            <text:p>“A little bit. I know the hardest part is tumbling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6" office:value-type="string">
            <text:p>HAYN64</text:p>
          </table:table-cell>
          <table:table-cell office:value-type="string">
            <text:p>“Try using a set of shoe laces, those would be usefu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358</text:p>
          </table:table-cell>
          <table:table-cell office:value-type="string">
            <text:p>CHOICE A: “Tell me everything you know about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4</text:p>
          </table:table-cell>
          <table:table-cell office:value-type="string">
            <text:p>“I'm not sayin' a word without my lawy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a)</text:p>
          </table:table-cell>
          <table:table-cell office:value-type="string">
            <text:p>MAVI359</text:p>
          </table:table-cell>
          <table:table-cell office:value-type="string">
            <text:p>CHOICE B: “Tell me everything you know about James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5</text:p>
          </table:table-cell>
          <table:table-cell office:value-type="string">
            <text:p>“I said, I'm not sayin' nothin' without my lawyer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b)</text:p>
          </table:table-cell>
          <table:table-cell office:value-type="string">
            <text:p>MAVI360</text:p>
          </table:table-cell>
          <table:table-cell office:value-type="string">
            <text:p>CHOICE C: “Tell me everything you know about money launder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6</text:p>
          </table:table-cell>
          <table:table-cell office:value-type="string">
            <text:p>“I don't know nothin' about launderin' no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7</text:p>
          </table:table-cell>
          <table:table-cell office:value-type="string">
            <text:p>“And even if I did, I wouldn't tell you without my lawyer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c)</text:p>
          </table:table-cell>
          <table:table-cell office:value-type="string">
            <text:p>MAVI361</text:p>
          </table:table-cell>
          <table:table-cell office:value-type="string">
            <text:p>CHOICE D: “Tell me everything you know about your vase that was stolen earlier to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8</text:p>
          </table:table-cell>
          <table:table-cell office:value-type="string">
            <text:p>“Well, there was this homeless guy who ran in here and made a mess of thing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9</text:p>
          </table:table-cell>
          <table:table-cell office:value-type="string">
            <text:p>“. . . and the vase disappeared around the same time he stole the bike for his geta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0</text:p>
          </table:table-cell>
          <table:table-cell office:value-type="string">
            <text:p>“My guess is he took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1</text:p>
          </table:table-cell>
          <table:table-cell office:value-type="string">
            <text:p>“Wait, shit. Scratch all of that from the recor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2</text:p>
          </table:table-cell>
          <table:table-cell office:value-type="string">
            <text:p>“My lawyer wasn't here so it doesn't cou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362</text:p>
          </table:table-cell>
          <table:table-cell office:value-type="string">
            <text:p>CHOICE E: “Why did you open fire when the police first arrive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3</text:p>
          </table:table-cell>
          <table:table-cell office:value-type="string">
            <text:p>“Detective, I would talk to you, but my lawyer is not here with me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63</text:p>
          </table:table-cell>
          <table:table-cell office:value-type="string">
            <text:p>“Just answer the ques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4</text:p>
          </table:table-cell>
          <table:table-cell office:value-type="string">
            <text:p>“You can't make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364</text:p>
          </table:table-cell>
          <table:table-cell office:value-type="string">
            <text:p>CHOICE F: “I'll be b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5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APE ON JEFF</text:p>
          </table:table-cell>
          <table:table-cell office:value-type="string">
            <text:p>MAVI412</text:p>
          </table:table-cell>
          <table:table-cell office:value-type="string">
            <text:p>“Who sent you this t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6</text:p>
          </table:table-cell>
          <table:table-cell office:value-type="string">
            <text:p>“I ain't sayin' noth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6" office:value-type="string">
            <text:p>MAVI413</text:p>
          </table:table-cell>
          <table:table-cell office:value-type="string">
            <text:p>“I know ways of making you tal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365</text:p>
          </table:table-cell>
          <table:table-cell office:value-type="string">
            <text:p>“I don't have a reason to hit him with this brick y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66</text:p>
          </table:table-cell>
          <table:table-cell office:value-type="string">
            <text:p>“But I sure as hell will once I find a reason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JEFF WITH TAPE</text:p>
          </table:table-cell>
          <table:table-cell office:value-type="string">
            <text:p>MAVI367</text:p>
          </table:table-cell>
          <table:table-cell office:value-type="string">
            <text:p>“There are ways of making you tal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6</text:p>
          </table:table-cell>
          <table:table-cell office:value-type="string">
            <text:p>“Oh yea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7</text:p>
          </table:table-cell>
          <table:table-cell office:value-type="string">
            <text:p>“Ow, chris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2</text:p>
          </table:table-cell>
          <table:table-cell office:value-type="string">
            <text:p>“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78</text:p>
          </table:table-cell>
          <table:table-cell office:value-type="string">
            <text:p>“Talk! Who sent you this t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8</text:p>
          </table:table-cell>
          <table:table-cell office:value-type="string">
            <text:p>“Oh, just don't hit me again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9</text:p>
          </table:table-cell>
          <table:table-cell office:value-type="string">
            <text:p>“It was sent to me by a guy named Tony Ca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79</text:p>
          </table:table-cell>
          <table:table-cell office:value-type="string">
            <text:p>“Tony Canoli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0</text:p>
          </table:table-cell>
          <table:table-cell office:value-type="string">
            <text:p>“Yeah, Canoli! We've been runnin' this big scheme together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1</text:p>
          </table:table-cell>
          <table:table-cell office:value-type="string">
            <text:p>“. . . and about five or six people got inv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0</text:p>
          </table:table-cell>
          <table:table-cell office:value-type="string">
            <text:p>“What about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2</text:p>
          </table:table-cell>
          <table:table-cell office:value-type="string">
            <text:p>“Oh, hell. He was our middleman, did good work 'til he ran away with our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1</text:p>
          </table:table-cell>
          <table:table-cell office:value-type="string">
            <text:p>“And Detective Mill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3</text:p>
          </table:table-cell>
          <table:table-cell office:value-type="string">
            <text:p>“I don't know who Johnson worked wit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4</text:p>
          </table:table-cell>
          <table:table-cell office:value-type="string">
            <text:p>“Canoli says he doesn't give me enough information to make decisions. He's owns the busines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2</text:p>
          </table:table-cell>
          <table:table-cell office:value-type="string">
            <text:p>“That's all I needed to know. Let's got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5</text:p>
          </table:table-cell>
          <table:table-cell office:value-type="string">
            <text:p>“Okay, I'll book this gu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JEFF WITH TAPE x2</text:p>
          </table:table-cell>
          <table:table-cell office:value-type="string">
            <text:p>JEFF55</text:p>
          </table:table-cell>
          <table:table-cell office:value-type="string">
            <text:p>“Ow, hell! What'd I do this ti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3</text:p>
          </table:table-cell>
          <table:table-cell office:value-type="string">
            <text:p>“I just think you're a sack of 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384</text:p>
          </table:table-cell>
          <table:table-cell office:value-type="string">
            <text:p>“If I strangle him, I'll never get the answers I n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MAVI385</text:p>
          </table:table-cell>
          <table:table-cell office:value-type="string">
            <text:p>“He's all cuffed up. I hope he's ready to spend some quality time behind bar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STORAGE ROOM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86</text:p>
          </table:table-cell>
          <table:table-cell office:value-type="string">
            <text:p>“It leads back into the main floor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IGHT</text:p>
          </table:table-cell>
          <table:table-cell office:value-type="string">
            <text:p>MAVI387</text:p>
          </table:table-cell>
          <table:table-cell office:value-type="string">
            <text:p>“This light buzzing is gonna drive me craz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ICTURE</text:p>
          </table:table-cell>
          <table:table-cell office:value-type="string">
            <text:p>MAVI389</text:p>
          </table:table-cell>
          <table:table-cell office:value-type="string">
            <text:p>“I guess this guy really likes Pari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PICTURE</text:p>
          </table:table-cell>
          <table:table-cell office:value-type="string">
            <text:p>MAVI393</text:p>
          </table:table-cell>
          <table:table-cell office:value-type="string">
            <text:p>“Hah. Secret safe behind the painting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94</text:p>
          </table:table-cell>
          <table:table-cell office:value-type="string">
            <text:p>“I'm starting to notice some recurring them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XES</text:p>
          </table:table-cell>
          <table:table-cell office:value-type="string">
            <text:p>MAVI390</text:p>
          </table:table-cell>
          <table:table-cell office:value-type="string">
            <text:p>“Cardboard box. There might be something important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XES (OPEN)</text:p>
          </table:table-cell>
          <table:table-cell office:value-type="string">
            <text:p>MAVI391</text:p>
          </table:table-cell>
          <table:table-cell office:value-type="string">
            <text:p>“It's empt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2</text:p>
          </table:table-cell>
          <table:table-cell office:value-type="string">
            <text:p>“What the hell is this guy playing at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395</text:p>
          </table:table-cell>
          <table:table-cell office:value-type="string">
            <text:p>“It's an old chair. It doesn't look that comf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HAIR</text:p>
          </table:table-cell>
          <table:table-cell office:value-type="string">
            <text:p>MAVI6</text:p>
          </table:table-cell>
          <table:table-cell office:value-type="string">
            <text:p>"I don't have time to sit down and get swamp balls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AFE (LOCKED)</text:p>
          </table:table-cell>
          <table:table-cell table:style-name="ce10" office:value-type="string">
            <text:p>MAVI409</text:p>
          </table:table-cell>
          <table:table-cell office:value-type="string">
            <text:p>“The safe is lock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AFE (FIRST TIME)</text:p>
          </table:table-cell>
          <table:table-cell office:value-type="string">
            <text:p>MAVI396</text:p>
          </table:table-cell>
          <table:table-cell office:value-type="string">
            <text:p>“I've gotta get into this safe. There could be an important lead i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7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8</text:p>
          </table:table-cell>
          <table:table-cell office:value-type="string">
            <text:p>“I'm gonna have to pick the lock. Luckily, I have all the tools I need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SECOND TIME)</text:p>
          </table:table-cell>
          <table:table-cell office:value-type="string">
            <text:p>MAVI399</text:p>
          </table:table-cell>
          <table:table-cell office:value-type="string">
            <text:p>“Firstly, I'll break off the dia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ANY INCORRECT ITEM AT ANY POINT</text:p>
          </table:table-cell>
          <table:table-cell office:value-type="string">
            <text:p>MAVI404</text:p>
          </table:table-cell>
          <table:table-cell office:value-type="string">
            <text:p>“No, that's not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SAFE</text:p>
          </table:table-cell>
          <table:table-cell office:value-type="string">
            <text:p>MAVI400</text:p>
          </table:table-cell>
          <table:table-cell office:value-type="string">
            <text:p>“Now I need something long enough to tumble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1</text:p>
          </table:table-cell>
          <table:table-cell office:value-type="string">
            <text:p>“I might need to deconstruct an item to do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LOCKS</text:p>
          </table:table-cell>
          <table:table-cell office:value-type="string">
            <text:p>MAVI402</text:p>
          </table:table-cell>
          <table:table-cell office:value-type="string">
            <text:p>“I can't believe that work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3</text:p>
          </table:table-cell>
          <table:table-cell office:value-type="string">
            <text:p>“Now all I need to do is pull the pins to the 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AGNET ON PINS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6</text:p>
          </table:table-cell>
          <table:table-cell office:value-type="string">
            <text:p>“My brain is so fucking bi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SAFE (OPEN)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AFE (OPEN)</text:p>
          </table:table-cell>
          <table:table-cell office:value-type="string">
            <text:p>MAVI408</text:p>
          </table:table-cell>
          <table:table-cell office:value-type="string">
            <text:p>“There's a tape recorder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PE RECORDER</text:p>
          </table:table-cell>
          <table:table-cell office:value-type="string">
            <text:p>MAVI410</text:p>
          </table:table-cell>
          <table:table-cell office:value-type="string">
            <text:p>“Yeah! It's a tape record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ICK UP TAPE RECORDER</text:p>
          </table:table-cell>
          <table:table-cell office:value-type="string">
            <text:p>MAVI411</text:p>
          </table:table-cell>
          <table:table-cell office:value-type="string">
            <text:p>“Let's see what was recorded on this 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1</text:p>
          </table:table-cell>
          <table:table-cell office:value-type="string">
            <text:p>“Jeffery, I need you to lay low for a whi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2</text:p>
          </table:table-cell>
          <table:table-cell office:value-type="string">
            <text:p>“Chris Johnson's not playin' fair and thinks he can hide in southside with our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3</text:p>
          </table:table-cell>
          <table:table-cell office:value-type="string">
            <text:p>“I just got a new shipment and I've got Lori breathin' down my neck for the cash. I ain't got shit to give hi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4</text:p>
          </table:table-cell>
          <table:table-cell office:value-type="string">
            <text:p>“Just mail me the money when you got it ready. I'll figure somethin' ou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16</text:p>
          </table:table-cell>
          <table:table-cell office:value-type="string">
            <text:p>“Bingo. I've got some questions for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APE RECORDER</text:p>
          </table:table-cell>
          <table:table-cell office:value-type="string">
            <text:p>MAVI417</text:p>
          </table:table-cell>
          <table:table-cell office:value-type="string">
            <text:p>“Hello. My name is Detective Mavish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TAPE5</text:p>
          </table:table-cell>
          <table:table-cell office:value-type="string">
            <text:p>(low-pass filter) “Hello. My name is Detective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18</text:p>
          </table:table-cell>
          <table:table-cell office:value-type="string">
            <text:p>“Heheh. I love tape recorder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FRONT OF THE APARTMENT BUILDING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ARRIVE</text:p>
          </table:table-cell>
          <table:table-cell office:value-type="string">
            <text:p>MAVI419</text:p>
          </table:table-cell>
          <table:table-cell office:value-type="string">
            <text:p>“I need to check if this is the place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after photograph)</text:p>
          </table:table-cell>
          <table:table-cell office:value-type="string">
            <text:p>MAVI420</text:p>
          </table:table-cell>
          <table:table-cell office:value-type="string">
            <text:p>“Yeah, this is the pla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21</text:p>
          </table:table-cell>
          <table:table-cell office:value-type="string">
            <text:p>“I was hoping it wouldn't look like bad in per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22</text:p>
          </table:table-cell>
          <table:table-cell office:value-type="string">
            <text:p>“Well, here goes no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423</text:p>
          </table:table-cell>
          <table:table-cell office:value-type="string">
            <text:p>“It's the one window of the entire building that isn't brok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WINDOW</text:p>
          </table:table-cell>
          <table:table-cell office:value-type="string">
            <text:p>MAVI424</text:p>
          </table:table-cell>
          <table:table-cell office:value-type="string">
            <text:p>“I hope that didn't blow my cov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435</text:p>
          </table:table-cell>
          <table:table-cell office:value-type="string">
            <text:p>“I'm a detective. I can go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INE</text:p>
          </table:table-cell>
          <table:table-cell office:value-type="string">
            <text:p>MAVI436</text:p>
          </table:table-cell>
          <table:table-cell office:value-type="string">
            <text:p>“I don't think this building's been taken care of in a long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INE</text:p>
          </table:table-cell>
          <table:table-cell office:value-type="string">
            <text:p>MAVI437</text:p>
          </table:table-cell>
          <table:table-cell office:value-type="string">
            <text:p>“This vine would come crashing down if I tried to climb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38</text:p>
          </table:table-cell>
          <table:table-cell office:value-type="string">
            <text:p>“I'm just so fat go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RV</text:p>
          </table:table-cell>
          <table:table-cell office:value-type="string">
            <text:p>MAVI439</text:p>
          </table:table-cell>
          <table:table-cell office:value-type="string">
            <text:p>“It's my RV. I came here on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RV</text:p>
          </table:table-cell>
          <table:table-cell office:value-type="string">
            <text:p>MAVI440</text:p>
          </table:table-cell>
          <table:table-cell office:value-type="string">
            <text:p>“I can't leave now. Not until I get to the bottom of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LEVEL 1 APARTMENT BUILDING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41</text:p>
          </table:table-cell>
          <table:table-cell office:value-type="string">
            <text:p>“It leads back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RICK</text:p>
          </table:table-cell>
          <table:table-cell office:value-type="string">
            <text:p>MAVI442</text:p>
          </table:table-cell>
          <table:table-cell office:value-type="string">
            <text:p>“It's the brick I threw in through the wind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ICK UP BRICK</text:p>
          </table:table-cell>
          <table:table-cell office:value-type="string">
            <text:p>MAVI443</text:p>
          </table:table-cell>
          <table:table-cell office:value-type="string">
            <text:p>“I might need this agai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(ANY) DOOR</text:p>
          </table:table-cell>
          <table:table-cell office:value-type="string">
            <text:p>MAVI444</text:p>
          </table:table-cell>
          <table:table-cell office:value-type="string">
            <text:p>“Not sure if anybody is living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5</text:p>
          </table:table-cell>
          <table:table-cell office:value-type="string">
            <text:p>“It looks to be in disrepai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6</text:p>
          </table:table-cell>
          <table:table-cell office:value-type="string">
            <text:p>“I hope nobody's living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7</text:p>
          </table:table-cell>
          <table:table-cell office:value-type="string">
            <text:p>“The lock on the door looks jamm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EBRIS</text:p>
          </table:table-cell>
          <table:table-cell office:value-type="string">
            <text:p>MAVI448</text:p>
          </table:table-cell>
          <table:table-cell office:value-type="string">
            <text:p>“This place looks like it could fall apart any minut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9</text:p>
          </table:table-cell>
          <table:table-cell office:value-type="string">
            <text:p>“It's strange to believe a rich gangster's been living in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LOOK AT STAIRWELL DOOR</text:p>
          </table:table-cell>
          <table:table-cell office:value-type="string">
            <text:p>MAVI450</text:p>
          </table:table-cell>
          <table:table-cell office:value-type="string">
            <text:p>“It's the door to the stairwell. Canoli's room should be up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3">
          <table:table-cell/>
          <table:table-cell table:style-name="ce2" office:value-type="string">
            <text:p>LOOK AT STAIRS</text:p>
          </table:table-cell>
          <table:table-cell office:value-type="string">
            <text:p>MAVI451</text:p>
          </table:table-cell>
          <table:table-cell office:value-type="string">
            <text:p>“They lead up to Canoli's room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52</text:p>
          </table:table-cell>
          <table:table-cell office:value-type="string">
            <text:p>“I'm feeling anxious of what lies ahea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53</text:p>
          </table:table-cell>
          <table:table-cell office:value-type="string">
            <text:p>“I need to be prepar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AY BACK</text:p>
          </table:table-cell>
          <table:table-cell office:value-type="string">
            <text:p>MAVI454</text:p>
          </table:table-cell>
          <table:table-cell office:value-type="string">
            <text:p>“It's where I came from. I might wanna go back out and take a breath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55</text:p>
          </table:table-cell>
          <table:table-cell office:value-type="string">
            <text:p>“I really want to go back. I'm getting nervo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56</text:p>
          </table:table-cell>
          <table:table-cell office:value-type="string">
            <text:p>“Here it is. Room 204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57</text:p>
          </table:table-cell>
          <table:table-cell office:value-type="string">
            <text:p>“Open up, it's the police!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58</text:p>
          </table:table-cell>
          <table:table-cell office:value-type="string">
            <text:p>“. . . <text:s/>That's it, I'm coming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59</text:p>
          </table:table-cell>
          <table:table-cell office:value-type="string">
            <text:p>“Hmm . . . I need something to break i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USE BRICK OR GUN ON DOOR</text:p>
          </table:table-cell>
          <table:table-cell office:value-type="string">
            <text:p>MAVI460</text:p>
          </table:table-cell>
          <table:table-cell office:value-type="string">
            <text:p>“Here I go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ROOM 204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3">
          <table:table-cell/>
          <table:table-cell table:style-name="ce2" office:value-type="string">
            <text:p>ENTERS ROOM</text:p>
          </table:table-cell>
          <table:table-cell office:value-type="string">
            <text:p>MAVI461</text:p>
          </table:table-cell>
          <table:table-cell office:value-type="string">
            <text:p>“What th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2</text:p>
          </table:table-cell>
          <table:table-cell office:value-type="string">
            <text:p>“What is this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ootstep sounds</text:p>
          </table:table-cell>
          <table:table-cell table:style-name="ce9" office:value-type="string">
            <text:p>MAVI463</text:p>
          </table:table-cell>
          <table:table-cell office:value-type="string">
            <text:p>“Someone's com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 ENTERS, FAIL 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, I wouldn'tve caught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-MAVISH IN RIGHT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 somewhere else, I wouldn't have caught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-MAVISH IN TOP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distracted me so I thought you were somewhere else, I wouldn't have caught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HAYNES-RECORDER IN CLOSET</text:p>
          </table:table-cell>
          <table:table-cell office:value-type="string">
            <text:p>HAYN68</text:p>
          </table:table-cell>
          <table:table-cell office:value-type="string">
            <text:p>“I hear you in there Mavish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THEN USE GUN</text:p>
          </table:table-cell>
          <table:table-cell office:value-type="string">
            <text:p>MAVI466</text:p>
          </table:table-cell>
          <table:table-cell office:value-type="string">
            <text:p>“Tricked you!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AYN70</text:p>
          </table:table-cell>
          <table:table-cell office:value-type="string">
            <text:p>“M-Mavish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7</text:p>
          </table:table-cell>
          <table:table-cell office:value-type="string">
            <text:p>“Why'd you do it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AYN71</text:p>
          </table:table-cell>
          <table:table-cell office:value-type="string">
            <text:p>“C-Cannoli . . . H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8</text:p>
          </table:table-cell>
          <table:table-cell office:value-type="string">
            <text:p>“Is he the one who killed my partner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Answer me!”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ylvia enters</text:p>
          </table:table-cell>
          <table:table-cell office:value-type="string">
            <text:p>MAVI470</text:p>
          </table:table-cell>
          <table:table-cell office:value-type="string">
            <text:p>“Sylvia? What are you doing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3</text:p>
          </table:table-cell>
          <table:table-cell office:value-type="string">
            <text:p>“Trust me, Mavish. It's for the bett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NN1</text:p>
          </table:table-cell>
          <table:table-cell office:value-type="string">
            <text:p>“Hey! Thanks so much, da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4</text:p>
          </table:table-cell>
          <table:table-cell office:value-type="string">
            <text:p>“Haynes is dead,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NN2</text:p>
          </table:table-cell>
          <table:table-cell office:value-type="string">
            <text:p>“What? Oh my go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He tried to kill Mavish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ANN3</text:p>
          </table:table-cell>
          <table:table-cell office:value-type="string">
            <text:p>“Fuckin' idiot got what he deser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NN4</text:p>
          </table:table-cell>
          <table:table-cell office:value-type="string">
            <text:p>“Grab Mavish. Get him into the van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THEN DONT USE GUN</text:p>
          </table:table-cell>
          <table:table-cell office:value-type="string">
            <text:p>MAVI467</text:p>
          </table:table-cell>
          <table:table-cell office:value-type="string">
            <text:p>“Haynes, thank god you're here!”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68</text:p>
          </table:table-cell>
          <table:table-cell office:value-type="string">
            <text:p>“You had the advantage on me. If you shot me, this wouldn't have happen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N ON DOOR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had a few moments to digest the fact that you needed to kill me, this would not have happen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CANNOLI BASEMEN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68</text:p>
          </table:table-cell>
          <table:table-cell office:value-type="string">
            <text:p>“I've gotta get out of here.”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>
            <text:p>OR IF SECOND TIME</text:p>
          </table:table-cell>
          <table:table-cell office:value-type="string">
            <text:p>MAVI473</text:p>
          </table:table-cell>
          <table:table-cell office:value-type="string">
            <text:p>“Wait, something isn't right . . .”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office:value-type="string">
            <text:p>MAVI474</text:p>
          </table:table-cell>
          <table:table-cell office:value-type="string">
            <text:p>“. . . When did that door get opened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470</text:p>
          </table:table-cell>
          <table:table-cell office:value-type="string">
            <text:p>“I'm tired to this chair and my hands are completely bound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71</text:p>
          </table:table-cell>
          <table:table-cell office:value-type="string">
            <text:p>“This is like being in jail, except there is no justice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xcept not in chair</text:p>
          </table:table-cell>
          <table:table-cell office:value-type="string">
            <text:p>MAVI484</text:p>
          </table:table-cell>
          <table:table-cell office:value-type="string">
            <text:p>“The chair is completely coated in sw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72</text:p>
          </table:table-cell>
          <table:table-cell office:value-type="string">
            <text:p>“The door is sealed. I think it leads into the manor.”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OR IF SECOND TIME</text:p>
          </table:table-cell>
          <table:table-cell office:value-type="string">
            <text:p>MAVI475</text:p>
          </table:table-cell>
          <table:table-cell office:value-type="string">
            <text:p>“Whatever busted this door open had to have been very powerfu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76</text:p>
          </table:table-cell>
          <table:table-cell office:value-type="string">
            <text:p>“My hands are too soft to grip the handle on this hard doo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479</text:p>
          </table:table-cell>
          <table:table-cell office:value-type="string">
            <text:p>“I SAID, MY HANDS ARE TOO SOFT TO GRIP THE HANDLE ON THIS HARD DOO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480</text:p>
          </table:table-cell>
          <table:table-cell office:value-type="string">
            <text:p>“I CANNOT GO IN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ITEM ON DOOR</text:p>
          </table:table-cell>
          <table:table-cell office:value-type="string">
            <text:p>MAVI477</text:p>
          </table:table-cell>
          <table:table-cell office:value-type="string">
            <text:p>“I doubt a nuclear bomb could take down this door,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f it's a brick</text:p>
          </table:table-cell>
          <table:table-cell office:value-type="string">
            <text:p>MAVI478</text:p>
          </table:table-cell>
          <table:table-cell office:value-type="string">
            <text:p>“let alone a brick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r gun</text:p>
          </table:table-cell>
          <table:table-cell office:value-type="string">
            <text:p>MAVI481</text:p>
          </table:table-cell>
          <table:table-cell office:value-type="string">
            <text:p>“let alone a bullet.”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if it's shoes</text:p>
          </table:table-cell>
          <table:table-cell office:value-type="string">
            <text:p>MAVI482</text:p>
          </table:table-cell>
          <table:table-cell office:value-type="string">
            <text:p>“let alone a mighty kick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f it's badge</text:p>
          </table:table-cell>
          <table:table-cell office:value-type="string">
            <text:p>MAVI483</text:p>
          </table:table-cell>
          <table:table-cell office:value-type="string">
            <text:p>“let alone the law of the la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LASS</text:p>
          </table:table-cell>
          <table:table-cell office:value-type="string">
            <text:p>MAVI485</text:p>
          </table:table-cell>
          <table:table-cell office:value-type="string">
            <text:p>“There's broken glass all over the fl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86</text:p>
          </table:table-cell>
          <table:table-cell office:value-type="string">
            <text:p>“I need to find a way to walk through here without getting hur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ROKEN GLASS</text:p>
          </table:table-cell>
          <table:table-cell office:value-type="string">
            <text:p>MAVI487</text:p>
          </table:table-cell>
          <table:table-cell office:value-type="string">
            <text:p>“I don't think shards of glass wear shoes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BROKEN GLASS</text:p>
          </table:table-cell>
          <table:table-cell office:value-type="string">
            <text:p>MAVI488</text:p>
          </table:table-cell>
          <table:table-cell office:value-type="string">
            <text:p>“Shit. That just made the shards smaller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LACES ON BROKEN GLASS</text:p>
          </table:table-cell>
          <table:table-cell office:value-type="string">
            <text:p>MAVI489</text:p>
          </table:table-cell>
          <table:table-cell office:value-type="string">
            <text:p>“Tying up these shards would take too long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GUN ON BROKEN GLASS</text:p>
          </table:table-cell>
          <table:table-cell office:value-type="string">
            <text:p>MAVI490</text:p>
          </table:table-cell>
          <table:table-cell office:value-type="string">
            <text:p>“What if the bullet ricochets off the glass and hits me in the brain?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ADGE ON BROKEN GLASS</text:p>
          </table:table-cell>
          <table:table-cell office:value-type="string">
            <text:p>MAVI491</text:p>
          </table:table-cell>
          <table:table-cell office:value-type="string">
            <text:p>“Broken glass, I'm a cop. You're under arrest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VASE ON BROKEN GLASS</text:p>
          </table:table-cell>
          <table:table-cell office:value-type="string">
            <text:p>MAVI492</text:p>
          </table:table-cell>
          <table:table-cell office:value-type="string">
            <text:p>“This vase is too smooth and beautiful to hold broken glass inside of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STEP ON BROKEN GLASS</text:p>
          </table:table-cell>
          <table:table-cell office:value-type="string">
            <text:p>MAVI493</text:p>
          </table:table-cell>
          <table:table-cell office:value-type="string">
            <text:p>“Ouch! Aaa! My fee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94</text:p>
          </table:table-cell>
          <table:table-cell office:value-type="string">
            <text:p>(groaning in pain) “No! It can't be!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DIDN'T HAVE LACES</text:p>
          </table:table-cell>
          <table:table-cell office:value-type="string">
            <text:p>MAVI543</text:p>
          </table:table-cell>
          <table:table-cell office:value-type="string">
            <text:p>“No! The shoes were too loose on my feet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AIR PUMP</text:p>
          </table:table-cell>
          <table:table-cell office:value-type="string">
            <text:p>MAVI495</text:p>
          </table:table-cell>
          <table:table-cell office:value-type="string">
            <text:p>“It's an air pump for bicycl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96</text:p>
          </table:table-cell>
          <table:table-cell office:value-type="string">
            <text:p>“It looks as though someone didn't seal it all the way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PUMP</text:p>
          </table:table-cell>
          <table:table-cell office:value-type="string">
            <text:p>MAVI497</text:p>
          </table:table-cell>
          <table:table-cell office:value-type="string">
            <text:p>“Finally, I'm free! Now to find that Cannoli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HANDS ON ANYTHING BUT PUMP</text:p>
          </table:table-cell>
          <table:table-cell office:value-type="string">
            <text:p>MAVI498</text:p>
          </table:table-cell>
          <table:table-cell office:value-type="string">
            <text:p>“I can't do that since I'm all tied u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HED DOOR</text:p>
          </table:table-cell>
          <table:table-cell office:value-type="string">
            <text:p>MAVI499</text:p>
          </table:table-cell>
          <table:table-cell office:value-type="string">
            <text:p>“Cannoli went out that way. I bet I could find him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ED DOOR</text:p>
          </table:table-cell>
          <table:table-cell office:value-type="string">
            <text:p>MAVI500</text:p>
          </table:table-cell>
          <table:table-cell office:value-type="string">
            <text:p>“Cannoli, you son of a bitc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1</text:p>
          </table:table-cell>
          <table:table-cell office:value-type="string">
            <text:p>“I'm coming for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CANNOLI BACKYARD LINES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MAVI502</text:p>
          </table:table-cell>
          <table:table-cell office:value-type="string">
            <text:p>“Tony Cannoli, you're under arrest!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ONN5</text:p>
          </table:table-cell>
          <table:table-cell office:value-type="string">
            <text:p>“What? How'd you esc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3</text:p>
          </table:table-cell>
          <table:table-cell office:value-type="string">
            <text:p>“Get back here, bastard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office:value-type="string">
            <text:p>MAVI504</text:p>
          </table:table-cell>
          <table:table-cell office:value-type="string">
            <text:p>“Cannoli must have an extraordinary amount of wealth to afford statues like the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5</text:p>
          </table:table-cell>
          <table:table-cell office:value-type="string">
            <text:p>“Ill-gotten wealth, no les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OUNTAIN</text:p>
          </table:table-cell>
          <table:table-cell office:value-type="string">
            <text:p>MAVI506</text:p>
          </table:table-cell>
          <table:table-cell office:value-type="string">
            <text:p>“Water is pumping out of this founta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507</text:p>
          </table:table-cell>
          <table:table-cell office:value-type="string">
            <text:p>“It's quite calm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ASE (AFTER SETDOWN)</text:p>
          </table:table-cell>
          <table:table-cell office:value-type="string">
            <text:p>MAVI508</text:p>
          </table:table-cell>
          <table:table-cell office:value-type="string">
            <text:p>“The vase is completely filled with w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ICKUP VASE</text:p>
          </table:table-cell>
          <table:table-cell office:value-type="string">
            <text:p>MAVI509</text:p>
          </table:table-cell>
          <table:table-cell office:value-type="string">
            <text:p>“The vase is min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TO PATH</text:p>
          </table:table-cell>
          <table:table-cell office:value-type="string">
            <text:p>MAVI510</text:p>
          </table:table-cell>
          <table:table-cell office:value-type="string">
            <text:p>“It's the way Cannoli ran, into the gard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TO LEFT PATH</text:p>
          </table:table-cell>
          <table:table-cell office:value-type="string">
            <text:p>MAVI511</text:p>
          </table:table-cell>
          <table:table-cell office:value-type="string">
            <text:p>“It leads to the front gates of the mano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MANOR FRONT GATES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3">
          <table:table-cell/>
          <table:table-cell table:style-name="ce2" office:value-type="string">
            <text:p>LOOK AT CANOLI MANOR</text:p>
          </table:table-cell>
          <table:table-cell table:style-name="Default" office:value-type="string">
            <text:p>MAVI512</text:p>
          </table:table-cell>
          <table:table-cell office:value-type="string">
            <text:p>“Cannoli's mansion. It reeks of evi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13</text:p>
          </table:table-cell>
          <table:table-cell office:value-type="string">
            <text:p>“We'll get a warrant after I arrest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table:style-name="Default" office:value-type="string">
            <text:p>MAVI515</text:p>
          </table:table-cell>
          <table:table-cell office:value-type="string">
            <text:p>“It looks like somebody's i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CANOLI MANOR</text:p>
          </table:table-cell>
          <table:table-cell table:style-name="Default" office:value-type="string">
            <text:p>SYLV26</text:p>
          </table:table-cell>
          <table:table-cell office:value-type="string">
            <text:p>“Ah, shit!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MAVI514</text:p>
          </table:table-cell>
          <table:table-cell office:value-type="string">
            <text:p>“Haha. Miller's w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27</text:p>
          </table:table-cell>
          <table:table-cell office:value-type="string">
            <text:p>“Mavish, you escaped? Hold on, I've got a plan to stop Can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16</text:p>
          </table:table-cell>
          <table:table-cell office:value-type="string">
            <text:p>“Okay. You could've just called the cops.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MAVI517</text:p>
          </table:table-cell>
          <table:table-cell office:value-type="string">
            <text:p>“Wait . . . Haynes was a cop, and he was Cannoli's mo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18</text:p>
          </table:table-cell>
          <table:table-cell office:value-type="string">
            <text:p>“Maybe the rest of them are, to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table:style-name="Default" office:value-type="string">
            <text:p>MAVI519</text:p>
          </table:table-cell>
          <table:table-cell office:value-type="string">
            <text:p>“It leads back to where I came fro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table:number-columns-spanned="8" table:number-rows-spanned="1">
            <text:p>CANNOLI BACK YARD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table:style-name="Default" office:value-type="string">
            <text:p>CANN6</text:p>
          </table:table-cell>
          <table:table-cell office:value-type="string">
            <text:p>“Come on, come on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7</text:p>
          </table:table-cell>
          <table:table-cell office:value-type="string">
            <text:p>“Sweetheart, why's the door jammed!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28</text:p>
          </table:table-cell>
          <table:table-cell office:value-type="string">
            <text:p>“I'm putting an end to this charade,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8</text:p>
          </table:table-cell>
          <table:table-cell office:value-type="string">
            <text:p>“You stuck-up, rotten whor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MAVI520</text:p>
          </table:table-cell>
          <table:table-cell office:value-type="string">
            <text:p>“The jig is up, Can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9</text:p>
          </table:table-cell>
          <table:table-cell office:value-type="string">
            <text:p>“Oh yeah? Watch this!”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(cannoli dives into well)</text:p>
          </table:table-cell>
          <table:table-cell table:style-name="Default" office:value-type="string">
            <text:p>MAVI521</text:p>
          </table:table-cell>
          <table:table-cell office:value-type="string">
            <text:p>“Dammit. I have to get him out of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TO PATH BACK</text:p>
          </table:table-cell>
          <table:table-cell table:style-name="Default" office:value-type="string">
            <text:p>MAVI522</text:p>
          </table:table-cell>
          <table:table-cell office:value-type="string">
            <text:p>“Leads back to the side of the man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TO WELL</text:p>
          </table:table-cell>
          <table:table-cell table:style-name="Default" office:value-type="string">
            <text:p>MAVI523</text:p>
          </table:table-cell>
          <table:table-cell office:value-type="string">
            <text:p>“Tony Cannoli is down there. It really doesn't look that deep.”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TALK TO WELL</text:p>
          </table:table-cell>
          <table:table-cell table:style-name="Default" office:value-type="string">
            <text:p>MAVI524</text:p>
          </table:table-cell>
          <table:table-cell office:value-type="string">
            <text:p>(reverb) “Cannoli, I'm comin' for you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10</text:p>
          </table:table-cell>
          <table:table-cell office:value-type="string">
            <text:p>“In your dreams, 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CANN11</text:p>
          </table:table-cell>
          <table:table-cell office:value-type="string">
            <text:p>“You haven't got long until you're done fo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25</text:p>
          </table:table-cell>
          <table:table-cell office:value-type="string">
            <text:p>“What did he mean by that?'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WELL</text:p>
          </table:table-cell>
          <table:table-cell table:style-name="Default" office:value-type="string">
            <text:p>MAVI543</text:p>
          </table:table-cell>
          <table:table-cell office:value-type="string">
            <text:p>“I'm too fat. I'd block off the top and suffocate Cannoli if I tried to go dow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table:style-name="Default" office:value-type="string">
            <text:p>MAVI526</text:p>
          </table:table-cell>
          <table:table-cell office:value-type="string">
            <text:p>“Looks like Cannoli really forked over a lot of cash for these statu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table:style-name="Default" office:value-type="string">
            <text:p>MAVI527</text:p>
          </table:table-cell>
          <table:table-cell office:value-type="string">
            <text:p>“Pretty sure Sylvia barricaded it so Cannoli couldn't get in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TO SYLVIA</text:p>
          </table:table-cell>
          <table:table-cell table:style-name="Default" office:value-type="string">
            <text:p>MAVI528</text:p>
          </table:table-cell>
          <table:table-cell office:value-type="string">
            <text:p>“Miller's wife. I'm not sure why she's helping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TALK TO SYLVIA</text:p>
          </table:table-cell>
          <table:table-cell table:style-name="Default" office:value-type="string">
            <text:p>MAVI529</text:p>
          </table:table-cell>
          <table:table-cell office:value-type="string">
            <text:p>“Sylvia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29</text:p>
          </table:table-cell>
          <table:table-cell office:value-type="string">
            <text:p>“Detective 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0</text:p>
          </table:table-cell>
          <table:table-cell office:value-type="string">
            <text:p>CHOICE A: “Why are you helping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0</text:p>
          </table:table-cell>
          <table:table-cell office:value-type="string">
            <text:p>“I can't explain right now, but just trust me when I say I know that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1</text:p>
          </table:table-cell>
          <table:table-cell office:value-type="string">
            <text:p>“whatever Cannoli is planning, it isn't goo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“What's he plann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2</text:p>
          </table:table-cell>
          <table:table-cell office:value-type="string">
            <text:p>“I don't think you'd understan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3</text:p>
          </table:table-cell>
          <table:table-cell office:value-type="string">
            <text:p>“Time is limited, you have to finish the job, now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CHOICE B: “Why did you work for Cannol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4</text:p>
          </table:table-cell>
          <table:table-cell office:value-type="string">
            <text:p>“Mavish, truth is Cannoli and I have had something for a long ti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5</text:p>
          </table:table-cell>
          <table:table-cell office:value-type="string">
            <text:p>“Long before you. Long before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6</text:p>
          </table:table-cell>
          <table:table-cell office:value-type="string">
            <text:p>“But that doesn't matter, right now. What matters is you finishing the job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9</text:p>
          </table:table-cell>
          <table:table-cell office:value-type="string">
            <text:p>CHOICE C: “Do you think Tony Cannoli really killed Mill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7</text:p>
          </table:table-cell>
          <table:table-cell office:value-type="string">
            <text:p>“I don't know! Even if he did, I don't think that matters now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0</text:p>
          </table:table-cell>
          <table:table-cell office:value-type="string">
            <text:p>“What do you mea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8</text:p>
          </table:table-cell>
          <table:table-cell office:value-type="string">
            <text:p>“If I could put it into words, I woul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9</text:p>
          </table:table-cell>
          <table:table-cell office:value-type="string">
            <text:p>“Just get him out of here as fast as you can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2</text:p>
          </table:table-cell>
          <table:table-cell office:value-type="string">
            <text:p>CHOICE D: “Call the polic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7</text:p>
          </table:table-cell>
          <table:table-cell office:value-type="string">
            <text:p>“You are the polic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“I'm just a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38</text:p>
          </table:table-cell>
          <table:table-cell office:value-type="string">
            <text:p>“Mavish, if there's anything I learned over these past few years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SYLV39</text:p>
          </table:table-cell>
          <table:table-cell office:value-type="string">
            <text:p>“it's that you're the best serving officer in Noir Cit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0</text:p>
          </table:table-cell>
          <table:table-cell office:value-type="string">
            <text:p>“You saw what Haynes tried to do, they're all corrupt! They work for Can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1</text:p>
          </table:table-cell>
          <table:table-cell office:value-type="string">
            <text:p>“You might be the last clean cop in this whole cit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CHOICE E: “Let me into the man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2</text:p>
          </table:table-cell>
          <table:table-cell office:value-type="string">
            <text:p>“We really don't have a whole lot of time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4</text:p>
          </table:table-cell>
          <table:table-cell office:value-type="string">
            <text:p>“What's the rush? We just have to keep an eye on Can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3</text:p>
          </table:table-cell>
          <table:table-cell office:value-type="string">
            <text:p>“Mavish, there's really not a lot of time! You have to trust m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5</text:p>
          </table:table-cell>
          <table:table-cell office:value-type="string">
            <text:p>“I don't, but ok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537</text:p>
          </table:table-cell>
          <table:table-cell office:value-type="string">
            <text:p>CHOICE F: “I'm going to arrest Tony Cannoli,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SYLV45</text:p>
          </table:table-cell>
          <table:table-cell office:value-type="string">
            <text:p>“Get him out of that well and as far away from here as possibl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SYLVIA</text:p>
          </table:table-cell>
          <table:table-cell table:style-name="Default" office:value-type="string">
            <text:p>SYLV44</text:p>
          </table:table-cell>
          <table:table-cell office:value-type="string">
            <text:p>“Mavish!? Please don't, I'm only trying to help!”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(throws brick)</text:p>
          </table:table-cell>
          <table:table-cell table:style-name="Default" office:value-type="string">
            <text:p>SYLV46</text:p>
          </table:table-cell>
          <table:table-cell office:value-type="string">
            <text:p>“Oh chris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36</text:p>
          </table:table-cell>
          <table:table-cell office:value-type="string">
            <text:p>“Serves you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WELL</text:p>
          </table:table-cell>
          <table:table-cell table:style-name="Default" office:value-type="string">
            <text:p>MAVI538</text:p>
          </table:table-cell>
          <table:table-cell office:value-type="string">
            <text:p>“If I drop the brick on his head, it'll just kill hi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1</text:p>
          </table:table-cell>
          <table:table-cell office:value-type="string">
            <text:p>“I need to make sure he suffers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WELL x2</text:p>
          </table:table-cell>
          <table:table-cell table:style-name="Default" office:value-type="string">
            <text:p>MAVI542</text:p>
          </table:table-cell>
          <table:table-cell office:value-type="string">
            <text:p>“Fuck it. He killed my partner, now I'm going to kill hi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021"/>
        </table:table-row>
        <table:table-row table:style-name="ro3">
          <table:table-cell/>
          <table:table-cell table:style-name="ce2" office:value-type="string">
            <text:p>USE WATER ON WELL</text:p>
          </table:table-cell>
          <table:table-cell table:style-name="Default" office:value-type="string">
            <text:p>CANN12</text:p>
          </table:table-cell>
          <table:table-cell office:value-type="string">
            <text:p>“*glub glub*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3</text:p>
          </table:table-cell>
          <table:table-cell office:value-type="string">
            <text:p>“I hope you can swim, you son of a bitc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4</text:p>
          </table:table-cell>
          <table:table-cell office:value-type="string">
            <text:p>“The well looks ¼ of the way fu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5</text:p>
          </table:table-cell>
          <table:table-cell office:value-type="string">
            <text:p>“The well is halfway fu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6</text:p>
          </table:table-cell>
          <table:table-cell office:value-type="string">
            <text:p>“The well is almost fu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7</text:p>
          </table:table-cell>
          <table:table-cell office:value-type="string">
            <text:p>“Huh. Cannoli drank some of the water. It's still not full y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8</text:p>
          </table:table-cell>
          <table:table-cell office:value-type="string">
            <text:p>“How fast does this guy drink water? It's half full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49</text:p>
          </table:table-cell>
          <table:table-cell office:value-type="string">
            <text:p>“The well is almost full, aga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550</text:p>
          </table:table-cell>
          <table:table-cell office:value-type="string">
            <text:p>“Well, well, well. Just look what we have here.”</text:p>
          </table:table-cell>
          <table:table-cell table:number-columns-repeated="1020"/>
        </table:table-row>
      </table:table>
      <table:table table:name="GAM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SUBWAY TUNNEL</text:p>
          </table:table-cell>
          <table:covered-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string">
            <text:p>OPENING CUTSCEN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ISH enters the tunnel and talks to HAYNES.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>
            <text:p>MAVISH picks up the BRICK.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VISH picks up the SHOES.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ISH uses the BRICK on the SHOES to get the CASH.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VISH presents the CASH to HAYNES.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EF BARNETT comes and collects them.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</text:p>
          </table:table-cell>
          <table:covered-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MAVISH enters the pawn shop and talks to the man. He wants the vase.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VISH goes outside.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VISH gives $20,000 to the homeless man.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VISH walks into the pawn shop.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VISH takes the vase.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VISH lea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MAVISH OFFICE</text:p>
          </table:table-cell>
          <table:covered-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ROAD BACK CUTSCEN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VISH is in his office. HAYNES enters, talks to him, and presents case files.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VISH takes magnet.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VISH uses magnet to get key.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VISH uses key on door.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VISH enters HAYNES's office.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VISH leaves HAYNES's office.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VISH enters MILLER's office.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VISH uses wallpaper.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VISH uses safe.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VISH takes CASH.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VISH gives CASH to HAY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 2</text:p>
          </table:table-cell>
          <table:covered-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VISH enters the front door.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VISH uses the gun on JEFF.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VISH goes into the back door.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VISH uses the brick on the safe.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VISH uses the shoe laces on the safe.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VISH uses the magnet on the safe.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VISH takes the tape recorder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VISH uses brick on JE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APARTMENT BUILDING</text:p>
          </table:table-cell>
          <table:covered-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MIDPOINT NARRATION CUTSCENE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TER FRONT DOOR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ALK DOWN HALLWAY AND GO UP STAIR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LK DOWN HALLWAY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SE BRICK ON DOOR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TER ROOM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SE RECORDER ON CLOSE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IDE IN OTHER CLOSET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visibility="filter">
          <table:table-cell table:style-name="ce8"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A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A2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A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A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A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A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3</text:p>
          </table:table-cell>
          <table:table-cell office:value-type="string">
            <text:p>“Damn.”</text:p>
          </table:table-cell>
          <table:table-cell table:formula="of:=LEFT([.A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A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A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A1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A1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A12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A14];4)" office:value-type="string" office:string-value="LORI">
            <text:p>LORI</text:p>
          </table:table-cell>
          <table:table-cell table:number-columns-repeated="2"/>
        </table:table-row>
        <table:table-row table:style-name="ro1" table:number-rows-repeated="3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65</text:p>
          </table:table-cell>
          <table:table-cell office:value-type="string">
            <text:p>“Hi.”</text:p>
          </table:table-cell>
          <table:table-cell table:formula="of:=LEFT([.A1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A2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A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A2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69</text:p>
          </table:table-cell>
          <table:table-cell office:value-type="string">
            <text:p>“Yeah.”</text:p>
          </table:table-cell>
          <table:table-cell table:formula="of:=LEFT([.A26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A2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4"/>
        </table:table-row>
        <table:table-row table:style-name="ro1" table:visibility="filter">
          <table:table-cell table:style-name="ce8"/>
          <table:table-cell table:number-columns-repeated="4"/>
        </table:table-row>
        <table:table-row table:style-name="ro3" table:visibility="filter">
          <table:table-cell table:style-name="ce8" office:value-type="string">
            <text:p>MAVI271</text:p>
          </table:table-cell>
          <table:table-cell office:value-type="string">
            <text:p>“Slimeball.”</text:p>
          </table:table-cell>
          <table:table-cell office:value-type="string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3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3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3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3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A3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40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4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4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4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A4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A4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A4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A4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A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A5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A5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A5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8</text:p>
          </table:table-cell>
          <table:table-cell office:value-type="string">
            <text:p>“Yeah?”</text:p>
          </table:table-cell>
          <table:table-cell table:formula="of:=LEFT([.A53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A5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9</text:p>
          </table:table-cell>
          <table:table-cell office:value-type="string">
            <text:p>“Crazy.”</text:p>
          </table:table-cell>
          <table:table-cell table:formula="of:=LEFT([.A55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A56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A5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A5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A5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60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A6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A6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A6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A6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A6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A6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6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6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A69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A7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A7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A7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A7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74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A7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A7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A7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7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A7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A8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81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9</text:p>
          </table:table-cell>
          <table:table-cell office:value-type="string">
            <text:p>“Female.”</text:p>
          </table:table-cell>
          <table:table-cell table:formula="of:=LEFT([.A8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83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8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86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A9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91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9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A94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9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9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A9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A10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4</text:p>
          </table:table-cell>
          <table:table-cell office:value-type="string">
            <text:p>“Great.”</text:p>
          </table:table-cell>
          <table:table-cell table:formula="of:=LEFT([.A10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04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A105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A10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09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A110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2" table:visibility="filter">
          <table:table-cell table:style-name="ce8"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A11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13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A114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A11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16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A11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1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A11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0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A12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2];4)">
            <text:p/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A1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4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A125];4)" office:value-type="string" office:string-value="BOUN">
            <text:p>BOUN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A12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7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A12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9];4)">
            <text:p/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LORI30</text:p>
          </table:table-cell>
          <table:table-cell office:value-type="string">
            <text:p>“What?”</text:p>
          </table:table-cell>
          <table:table-cell table:formula="of:=LEFT([.A13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A13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A13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A13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A13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A13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A13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A13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A14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A1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A14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A14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A146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A147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2" table:visibility="filter">
          <table:table-cell table:style-name="ce8"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A1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A150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2" table:visibility="filter">
          <table:table-cell table:style-name="ce8"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A152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A153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A154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A15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56];4)">
            <text:p/>
          </table:table-cell>
          <table:table-cell table:number-columns-repeated="2"/>
        </table:table-row>
        <table:table-row table:style-name="ro1" table:visibility="filter" table:number-rows-repeated="1048419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database-ranges>
        <table:database-range table:name="__Anonymous_Sheet_DB__1" table:target-range-address="Sheet3.A1:Sheet3.C1048576" table:display-filter-buttons="true" table:contains-header="false">
          <table:filter>
            <table:filter-condition table:field-number="2" table:value="BARB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5/17/2018</text:date>, <text:time>21:3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3T15:51:47.17</meta:creation-date>
    <dc:date>2018-05-17T21:37:05.89</dc:date>
    <dc:creator>Ezry Bennett</dc:creator>
    <meta:editing-duration>P4DT2H34M21S</meta:editing-duration>
    <meta:editing-cycles>150</meta:editing-cycles>
    <meta:generator>OpenOffice/4.0.1$Win32 OpenOffice.org_project/401m5$Build-9714</meta:generator>
    <meta:document-statistic meta:table-count="3" meta:cell-count="2431" meta:object-count="0"/>
  </office:meta>
</office:document-meta>
</file>